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Droid Sans Mono', monospace, monospace, 'Droid Sans Fallback', Cousine," svg:font-family="''Droid Sans Mono', monospace, monospace, 'Droid Sans Fallback', Cousine,', ', 'Droid Sans Mono',', ', monospace,', monospace, ', 'Droid Sans Fallback', 'font-weight: normal', 'font-size: 12px', 'line-height: 16px', 'white-space: pre'"/>
    <style:font-face style:name="Lohit Devanagari1" svg:font-family="'Lohit Devanagari'"/>
    <style:font-face style:name="Times New Roman" svg:font-family="'Times New Roman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2" style:family="table">
      <style:table-properties style:width="15.866cm" fo:margin-left="0cm" fo:margin-top="0cm" fo:margin-bottom="0cm" table:align="left" style:writing-mode="lr-tb"/>
    </style:style>
    <style:style style:name="Table2.A" style:family="table-column">
      <style:table-column-properties style:column-width="2.499cm"/>
    </style:style>
    <style:style style:name="Table2.B" style:family="table-column">
      <style:table-column-properties style:column-width="13.36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1" style:family="table">
      <style:table-properties style:width="8.678cm" fo:margin-left="1.221cm" fo:margin-top="0cm" fo:margin-bottom="0cm" table:align="left" style:writing-mode="lr-tb"/>
    </style:style>
    <style:style style:name="Table1.A" style:family="table-column">
      <style:table-column-properties style:column-width="1.676cm"/>
    </style:style>
    <style:style style:name="Table1.B" style:family="table-column">
      <style:table-column-properties style:column-width="7.00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5.866cm" fo:margin-left="0cm" fo:margin-top="0cm" fo:margin-bottom="0cm" table:align="left" style:writing-mode="lr-tb"/>
    </style:style>
    <style:style style:name="Table3.A" style:family="table-column">
      <style:table-column-properties style:column-width="2.499cm"/>
    </style:style>
    <style:style style:name="Table3.B" style:family="table-column">
      <style:table-column-properties style:column-width="13.367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8.678cm" fo:margin-left="1.221cm" fo:margin-top="0cm" fo:margin-bottom="0cm" table:align="left" style:writing-mode="lr-tb"/>
    </style:style>
    <style:style style:name="Table4.A" style:family="table-column">
      <style:table-column-properties style:column-width="1.676cm"/>
    </style:style>
    <style:style style:name="Table4.B" style:family="table-column">
      <style:table-column-properties style:column-width="7.003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5.866cm" fo:margin-left="0cm" fo:margin-top="0cm" fo:margin-bottom="0cm" table:align="left" style:writing-mode="lr-tb"/>
    </style:style>
    <style:style style:name="Table5.A" style:family="table-column">
      <style:table-column-properties style:column-width="2.499cm"/>
    </style:style>
    <style:style style:name="Table5.B" style:family="table-column">
      <style:table-column-properties style:column-width="13.3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/>
    </style:style>
    <style:style style:name="Table6" style:family="table">
      <style:table-properties style:width="8.918cm" fo:margin-left="0.981cm" fo:margin-top="0cm" fo:margin-bottom="0cm" table:align="left" style:writing-mode="lr-tb"/>
    </style:style>
    <style:style style:name="Table6.A" style:family="table-column">
      <style:table-column-properties style:column-width="1.905cm"/>
    </style:style>
    <style:style style:name="Table6.B" style:family="table-column">
      <style:table-column-properties style:column-width="7.013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6.5" style:family="table-row">
      <style:table-row-properties style:min-row-height="0.824cm" fo:keep-together="auto"/>
    </style:style>
    <style:style style:name="Table6.6" style:family="table-row">
      <style:table-row-properties style:min-row-height="2.699cm" fo:keep-together="auto"/>
    </style:style>
    <style:style style:name="P1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2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3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1" fo:font-size="14pt" officeooo:rsid="0011aa67" officeooo:paragraph-rsid="0011aa67" style:font-size-asian="14pt" style:font-name-complex="Times New Roman2" style:font-size-complex="14pt"/>
    </style:style>
    <style:style style:name="P4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1" fo:font-size="14pt" officeooo:rsid="0013689e" officeooo:paragraph-rsid="0013689e" style:font-size-asian="14pt" style:font-name-complex="Times New Roman2" style:font-size-complex="14pt"/>
    </style:style>
    <style:style style:name="P5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1" fo:font-size="14pt" officeooo:rsid="0010fba0" style:font-size-asian="14pt" style:font-name-complex="Times New Roman2" style:font-size-complex="14pt"/>
    </style:style>
    <style:style style:name="P6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1" fo:font-size="14pt" officeooo:rsid="0010fba0" officeooo:paragraph-rsid="0019ad40" style:font-size-asian="14pt" style:font-name-complex="Times New Roman2" style:font-size-complex="14pt"/>
    </style:style>
    <style:style style:name="P7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8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fo:color="#000000" style:font-name="Times New Roman1" fo:font-size="14pt" officeooo:rsid="0011aa67" fo:background-color="#fffffe" style:font-size-asian="14pt" style:font-name-complex="Times New Roman2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fo:color="#000000" style:font-name="Times New Roman1" fo:font-size="14pt" officeooo:rsid="0011aa67" officeooo:paragraph-rsid="0013689e" fo:background-color="#fffffe" style:font-size-asian="14pt" style:font-name-complex="Times New Roman2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fo:color="#000000" style:font-name="Times New Roman1" fo:font-size="14pt" officeooo:rsid="0013689e" officeooo:paragraph-rsid="0013689e" fo:background-color="#fffffe" style:font-size-asian="14pt" style:font-name-complex="Times New Roman2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language="en" fo:country="IN" officeooo:paragraph-rsid="0017fe3d" fo:background-color="#fffffe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language="en" fo:country="IN" officeooo:paragraph-rsid="001b0b4e" fo:background-color="#fffffe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language="en" fo:country="IN" officeooo:paragraph-rsid="001b0b4e" fo:background-color="#fff200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language="en" fo:country="IN" style:text-underline-style="solid" style:text-underline-width="auto" style:text-underline-color="font-color" officeooo:paragraph-rsid="0017fe3d" fo:background-color="#fffffe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language="en" fo:country="IN" style:text-underline-style="solid" style:text-underline-width="auto" style:text-underline-color="font-color" officeooo:paragraph-rsid="001b0b4e" fo:background-color="#fffffe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language="en" fo:country="IN" fo:font-weight="bold" officeooo:paragraph-rsid="0017fe3d" fo:background-color="#fffffe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language="en" fo:country="IN" fo:font-weight="bold" officeooo:paragraph-rsid="001b0b4e" fo:background-color="#fffffe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language="en" fo:country="IN" officeooo:paragraph-rsid="0017fe3d" fo:background-color="#fffffe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language="en" fo:country="IN" officeooo:paragraph-rsid="001b0b4e" fo:background-color="#fffffe"/>
    </style:style>
    <style:style style:name="P22" style:family="paragraph" style:parent-style-name="Text_20_body">
      <loext:graphic-properties draw:fill="solid" draw:fill-color="#fffffe" draw:opacity="100%"/>
      <style:paragraph-properties fo:margin-left="0cm" fo:margin-right="0cm" fo:margin-top="0cm" fo:margin-bottom="0cm" loext:contextual-spacing="false" fo:text-indent="0cm" style:auto-text-indent="false" fo:background-color="#fffffe"/>
      <style:text-properties fo:color="#000000" style:font-name="Times New Roman" fo:font-size="14pt" fo:language="en" fo:country="IN" officeooo:paragraph-rsid="0017fe3d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officeooo:paragraph-rsid="0017fe3d" fo:background-color="#fffffe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officeooo:paragraph-rsid="001b0b4e" fo:background-color="#fffffe"/>
    </style:style>
    <style:style style:name="P25" style:family="paragraph" style:parent-style-name="Standard">
      <style:text-properties fo:color="#000000" style:font-name="Times New Roman1" fo:font-size="14pt" officeooo:rsid="0011aa67" officeooo:paragraph-rsid="0011aa67" fo:background-color="#fffffe" style:font-size-asian="14pt" style:font-name-complex="Times New Roman2" style:font-size-complex="14pt"/>
    </style:style>
    <style:style style:name="P26" style:family="paragraph" style:parent-style-name="Standard">
      <style:text-properties fo:color="#000000" style:font-name="Times New Roman1" fo:font-size="14pt" fo:font-weight="bold" officeooo:rsid="0011aa67" officeooo:paragraph-rsid="0011aa67" fo:background-color="#fffffe" style:font-size-asian="14pt" style:font-weight-asian="bold" style:font-name-complex="Times New Roman2" style:font-size-complex="14pt" style:font-weight-complex="bold"/>
    </style:style>
    <style:style style:name="P27" style:family="paragraph" style:parent-style-name="Standard">
      <style:text-properties fo:color="#000000" style:font-name="Times New Roman1" fo:font-size="14pt" fo:font-weight="bold" officeooo:rsid="00170f29" officeooo:paragraph-rsid="0019ad40" fo:background-color="#fffffe" style:font-size-asian="14pt" style:font-weight-asian="bold" style:font-name-complex="Times New Roman2" style:font-size-complex="14pt" style:font-weight-complex="bold"/>
    </style:style>
    <style:style style:name="P28" style:family="paragraph" style:parent-style-name="Standard">
      <style:text-properties fo:color="#000000" style:font-name="Times New Roman1" fo:font-size="14pt" fo:font-weight="normal" officeooo:rsid="0011aa67" officeooo:paragraph-rsid="0011aa67" fo:background-color="#fffffe" style:font-size-asian="14pt" style:font-weight-asian="normal" style:font-name-complex="Times New Roman2" style:font-size-complex="14pt" style:font-weight-complex="normal"/>
    </style:style>
    <style:style style:name="P29" style:family="paragraph" style:parent-style-name="Standard">
      <style:text-properties fo:color="#000000" style:font-name="Times New Roman1" fo:font-size="14pt" style:text-underline-style="solid" style:text-underline-width="auto" style:text-underline-color="font-color" officeooo:rsid="0011aa67" officeooo:paragraph-rsid="0011aa67" fo:background-color="#fffffe" style:font-size-asian="14pt" style:font-name-complex="Times New Roman2" style:font-size-complex="14pt"/>
    </style:style>
    <style:style style:name="P30" style:family="paragraph" style:parent-style-name="Standard">
      <style:text-properties fo:color="#000000" style:font-name="Times New Roman1" fo:font-size="14pt" style:text-underline-style="solid" style:text-underline-width="auto" style:text-underline-color="font-color" fo:font-weight="bold" officeooo:rsid="00170f29" officeooo:paragraph-rsid="00170f29" fo:background-color="#fffffe" style:font-size-asian="14pt" style:font-weight-asian="bold" style:font-name-complex="Times New Roman2" style:font-size-complex="14pt" style:font-weight-complex="bold"/>
    </style:style>
    <style:style style:name="P31" style:family="paragraph" style:parent-style-name="Standard">
      <style:text-properties fo:color="#000000" style:font-name="Times New Roman1" fo:font-size="14pt" style:text-underline-style="solid" style:text-underline-width="auto" style:text-underline-color="font-color" fo:font-weight="bold" officeooo:rsid="00170f29" officeooo:paragraph-rsid="0019ad40" fo:background-color="#fffffe" style:font-size-asian="14pt" style:font-weight-asian="bold" style:font-name-complex="Times New Roman2" style:font-size-complex="14pt" style:font-weight-complex="bold"/>
    </style:style>
    <style:style style:name="P32" style:family="paragraph" style:parent-style-name="Standard">
      <style:text-properties fo:color="#000000" style:font-name="'Droid Sans Mono', monospace, monospace, 'Droid Sans Fallback', Cousine," fo:background-color="#fff200"/>
    </style:style>
    <style:style style:name="P33" style:family="paragraph" style:parent-style-name="Standard">
      <style:text-properties fo:color="#000000" style:font-name="Times New Roman" fo:font-size="14pt" fo:language="en" fo:country="IN" fo:background-color="#fff200"/>
    </style:style>
    <style:style style:name="P34" style:family="paragraph" style:parent-style-name="Standard">
      <style:text-properties officeooo:paragraph-rsid="0017fe3d"/>
    </style:style>
    <style:style style:name="P35" style:family="paragraph" style:parent-style-name="Standard">
      <style:text-properties officeooo:paragraph-rsid="0019ad40"/>
    </style:style>
    <style:style style:name="P36" style:family="paragraph" style:parent-style-name="Standard">
      <style:text-properties fo:background-color="#fff200"/>
    </style:style>
    <style:style style:name="P37" style:family="paragraph" style:parent-style-name="Text_20_body">
      <style:text-properties officeooo:paragraph-rsid="0017fe3d"/>
    </style:style>
    <style:style style:name="P38" style:family="paragraph" style:parent-style-name="Text_20_body">
      <style:paragraph-properties fo:break-before="page"/>
      <style:text-properties fo:background-color="#fff200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0fba0" style:font-size-asian="14pt" style:font-name-complex="Times New Roman2" style:font-size-complex="14pt"/>
    </style:style>
    <style:style style:name="T3" style:family="text">
      <style:text-properties officeooo:rsid="0013689e"/>
    </style:style>
    <style:style style:name="T4" style:family="text">
      <style:text-properties fo:background-color="#ffff00" loext:char-shading-value="0"/>
    </style:style>
    <style:style style:name="T5" style:family="text">
      <style:text-properties fo:color="#000000" style:font-name="Times New Roman" fo:font-size="14pt" fo:language="en" fo:country="IN" style:text-underline-style="solid" style:text-underline-width="auto" style:text-underline-color="font-color" fo:background-color="#fffffe" loext:char-shading-value="0"/>
    </style:style>
    <style:style style:name="T6" style:family="text">
      <style:text-properties fo:color="#000000" style:font-name="Times New Roman" fo:font-size="14pt" fo:language="en" fo:country="IN" style:text-underline-style="solid" style:text-underline-width="auto" style:text-underline-color="font-color" officeooo:rsid="0017fe3d" fo:background-color="#fffffe" loext:char-shading-value="0"/>
    </style:style>
    <style:style style:name="T7" style:family="text">
      <style:text-properties fo:color="#000000" style:font-name="Times New Roman" fo:font-size="14pt" fo:language="en" fo:country="IN" style:text-underline-style="solid" style:text-underline-width="auto" style:text-underline-color="font-color" officeooo:rsid="0017fe3d" fo:background-color="#fff200" loext:char-shading-value="0"/>
    </style:style>
    <style:style style:name="T8" style:family="text">
      <style:text-properties officeooo:rsid="0017fe3d"/>
    </style:style>
    <style:style style:name="T9" style:family="text">
      <style:text-properties fo:font-weight="bold" officeooo:rsid="0017fe3d" style:font-weight-asian="bold" style:font-weight-complex="bold"/>
    </style:style>
    <style:style style:name="T10" style:family="text">
      <style:text-properties fo:font-weight="bold" officeooo:rsid="0017fe3d" fo:background-color="#fff200" loext:char-shading-value="0" style:font-weight-asian="bold" style:font-weight-complex="bold"/>
    </style:style>
    <style:style style:name="T11" style:family="text">
      <style:text-properties fo:font-weight="normal" officeooo:rsid="0017fe3d" style:font-weight-asian="normal" style:font-weight-complex="normal"/>
    </style:style>
    <style:style style:name="T12" style:family="text">
      <style:text-properties fo:background-color="#fff200" loext:char-shading-value="0"/>
    </style:style>
    <style:style style:name="T13" style:family="text">
      <style:text-properties fo:font-variant="normal" fo:text-transform="none" style:font-name="Times New Roman1" fo:font-size="14pt" fo:letter-spacing="normal" fo:font-style="normal" fo:font-weight="normal" style:font-size-asian="14pt" style:font-name-complex="Times New Roman2" style:font-size-complex="14pt"/>
    </style:style>
    <style:style style:name="T14" style:family="text">
      <style:text-properties officeooo:rsid="001b0b4e"/>
    </style:style>
    <style:style style:name="T15" style:family="text">
      <style:text-properties style:font-name="Times New Roman" fo:font-size="14pt" fo:language="en" fo:country="IN"/>
    </style:style>
    <style:style style:name="T16" style:family="text">
      <style:text-properties officeooo:rsid="001e9624"/>
    </style:style>
    <style:style style:name="T17" style:family="text">
      <style:text-properties officeooo:rsid="001f0ea5"/>
    </style:style>
    <style:style style:name="T18" style:family="text">
      <style:text-properties fo:color="#ce181e" officeooo:rsid="001b0b4e"/>
    </style:style>
    <style:style style:name="T19" style:family="text">
      <style:text-properties fo:color="#ce181e" officeooo:rsid="00236ff1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dynamic" style:number-wrapped-paragraphs="no-limit" style:vertical-pos="from-top" style:vertical-rel="paragraph" style:horizontal-pos="from-left" style:horizontal-rel="paragraph" draw:opacity="0%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API 1</text:p>
      <text:p text:style-name="Standard"><draw:frame draw:style-name="fr1" draw:name="Frame1" text:anchor-type="paragraph" svg:x="0.106cm" svg:y="0.395cm" svg:width="15.866cm" draw:z-index="0"><draw:text-box fo:min-height="0.041cm"><table:table table:name="Table2" table:style-name="Table2"><table:table-column table:style-name="Table2.A"/><table:table-column table:style-name="Table2.B"/><table:table-row table:style-name="Table2.1"><table:table-cell table:style-name="Table2.A1" office:value-type="string"><text:p text:style-name="P1">API</text:p></table:table-cell><table:table-cell table:style-name="Table2.A1" office:value-type="string"><text:p text:style-name="P8"><text:span text:style-name="Internet_20_link"><text:span text:style-name="T1">http://stage1.optipacetech.com/badminton/api/login.php</text:span></text:span></text:p></table:table-cell></table:table-row><table:table-row table:style-name="Table2.1"><table:table-cell table:style-name="Table2.A1" office:value-type="string"><text:p text:style-name="P1">Method</text:p></table:table-cell><table:table-cell table:style-name="Table2.A1" office:value-type="string"><text:p text:style-name="P1">Post</text:p></table:table-cell></table:table-row><table:table-row table:style-name="Table2.1"><table:table-cell table:style-name="Table2.A1" office:value-type="string"><text:p text:style-name="P1">Request</text:p></table:table-cell><table:table-cell table:style-name="Table2.A1" office:value-type="string"><text:p text:style-name="P8"><text:span text:style-name="T1">mail_id,</text:span> <text:span text:style-name="T2">password</text:span></text:p></table:table-cell></table:table-row><table:table-row table:style-name="Table2.1"><table:table-cell table:style-name="Table2.A1" office:value-type="string"><text:p text:style-name="P1">Response</text:p></table:table-cell><table:table-cell table:style-name="Table2.A1" office:value-type="string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7">Code</text:p></table:table-cell><table:table-cell table:style-name="Table1.A1" office:value-type="string"><text:p text:style-name="P7">Meaning</text:p></table:table-cell></table:table-row><table:table-row table:style-name="Table1.1"><table:table-cell table:style-name="Table1.A1" office:value-type="string"><text:p text:style-name="P1">00</text:p></table:table-cell><table:table-cell table:style-name="Table1.A1" office:value-type="string"><text:p text:style-name="P1">Invalid parameters</text:p></table:table-cell></table:table-row><table:table-row table:style-name="Table1.1"><table:table-cell table:style-name="Table1.A1" office:value-type="string"><text:p text:style-name="P1">01</text:p></table:table-cell><table:table-cell table:style-name="Table1.A1" office:value-type="string"><text:p text:style-name="P1">Database connectivity error</text:p></table:table-cell></table:table-row><table:table-row table:style-name="Table1.1"><table:table-cell table:style-name="Table1.A1" office:value-type="string"><text:p text:style-name="P1">02</text:p></table:table-cell><table:table-cell table:style-name="Table1.A1" office:value-type="string"><text:p text:style-name="P1">Database execution error</text:p></table:table-cell></table:table-row><table:table-row table:style-name="Table1.1"><table:table-cell table:style-name="Table1.A1" office:value-type="string"><text:p text:style-name="P3">03</text:p></table:table-cell><table:table-cell table:style-name="Table1.A1" office:value-type="string"><text:p text:style-name="P3">No rows selected</text:p></table:table-cell></table:table-row><table:table-row table:style-name="Table1.1"><table:table-cell table:style-name="Table1.A1" office:value-type="string"><text:p text:style-name="P4">Player</text:p></table:table-cell><table:table-cell table:style-name="Table1.A1" office:value-type="string"><text:p text:style-name="P9"><text:span text:style-name="T3">player</text:span>,playerId,playerName,lastDate,lastScore</text:p><text:p text:style-name="P1"/></table:table-cell></table:table-row><table:table-row table:style-name="Table1.1"><table:table-cell table:style-name="Table1.A1" office:value-type="string"><text:p text:style-name="P4">Coach</text:p></table:table-cell><table:table-cell table:style-name="Table1.A1" office:value-type="string"><text:p text:style-name="P11">Coach,coachId,coachName</text:p></table:table-cell></table:table-row></table:table><text:p text:style-name="P2"/><text:p text:style-name="P2"/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Example 1:</text:p>
      <text:p text:style-name="P26">Request:</text:p>
      <text:p text:style-name="P25">mail_id:aeghm02@gmail.com</text:p>
      <text:p text:style-name="P25">password:8987</text:p>
      <text:p text:style-name="P25"/>
      <text:p text:style-name="P26">Response:(for player)</text:p>
      <text:p text:style-name="P28">player,1099,Meg,2020-05-22,50</text:p>
      <text:p text:style-name="P28"/>
      <text:p text:style-name="P29">Example 2:</text:p>
      <text:p text:style-name="P26">Request:</text:p>
      <text:p text:style-name="P25">mail_id:subbu@optipace.in</text:p>
      <text:p text:style-name="P25">password:subbu</text:p>
      <text:p text:style-name="P25"/>
      <text:p text:style-name="P26">Response:(for coach)</text:p>
      <text:p text:style-name="P28">coach,22,Subramanya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<text:soft-page-break/>API 2:</text:p>
      <text:p text:style-name="Standard"/>
      <text:p text:style-name="Standard"><draw:frame draw:style-name="fr2" draw:name="Frame2" text:anchor-type="paragraph" svg:x="0.282cm" svg:y="-0.072cm" svg:width="15.866cm" draw:z-index="1"><draw:text-box fo:min-height="0.041cm"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1">API</text:p></table:table-cell><table:table-cell table:style-name="Table3.A1" office:value-type="string"><text:p text:style-name="P8"><text:span text:style-name="Internet_20_link"><text:span text:style-name="T1">http://stage1.optipacetech.com/badminton/api/get_academy.php</text:span></text:span></text:p></table:table-cell></table:table-row><table:table-row table:style-name="Table3.1"><table:table-cell table:style-name="Table3.A1" office:value-type="string"><text:p text:style-name="P1">Method</text:p></table:table-cell><table:table-cell table:style-name="Table3.A1" office:value-type="string"><text:p text:style-name="P1">Post</text:p></table:table-cell></table:table-row><table:table-row table:style-name="Table3.1"><table:table-cell table:style-name="Table3.A1" office:value-type="string"><text:p text:style-name="P1">Request</text:p></table:table-cell><table:table-cell table:style-name="Table3.A1" office:value-type="string"><text:p text:style-name="P5">module(academy/coach),coach_id</text:p></table:table-cell></table:table-row><table:table-row table:style-name="Table3.1"><table:table-cell table:style-name="Table3.A1" office:value-type="string"><text:p text:style-name="P1">Response</text:p></table:table-cell><table:table-cell table:style-name="Table3.A1" office:value-type="string"><table:table table:name="Table4" table:style-name="Table4"><table:table-column table:style-name="Table4.A"/><table:table-column table:style-name="Table4.B"/><table:table-row table:style-name="Table4.1"><table:table-cell table:style-name="Table4.A1" office:value-type="string"><text:p text:style-name="P7">Code</text:p></table:table-cell><table:table-cell table:style-name="Table4.A1" office:value-type="string"><text:p text:style-name="P7">Meaning</text:p></table:table-cell></table:table-row><table:table-row table:style-name="Table4.1"><table:table-cell table:style-name="Table4.A1" office:value-type="string"><text:p text:style-name="P1">00</text:p></table:table-cell><table:table-cell table:style-name="Table4.A1" office:value-type="string"><text:p text:style-name="P1">Invalid parameters</text:p></table:table-cell></table:table-row><table:table-row table:style-name="Table4.1"><table:table-cell table:style-name="Table4.A1" office:value-type="string"><text:p text:style-name="P1">01</text:p></table:table-cell><table:table-cell table:style-name="Table4.A1" office:value-type="string"><text:p text:style-name="P1">Database connectivity error</text:p></table:table-cell></table:table-row><table:table-row table:style-name="Table4.1"><table:table-cell table:style-name="Table4.A1" office:value-type="string"><text:p text:style-name="P1">02</text:p></table:table-cell><table:table-cell table:style-name="Table4.A1" office:value-type="string"><text:p text:style-name="P1">Database execution error</text:p></table:table-cell></table:table-row><table:table-row table:style-name="Table4.1"><table:table-cell table:style-name="Table4.A1" office:value-type="string"><text:p text:style-name="P3">03</text:p></table:table-cell><table:table-cell table:style-name="Table4.A1" office:value-type="string"><text:p text:style-name="P3">No rows selected</text:p></table:table-cell></table:table-row><table:table-row table:style-name="Table4.1"><table:table-cell table:style-name="Table4.A1" office:value-type="string"><text:p text:style-name="P4">Player</text:p></table:table-cell><table:table-cell table:style-name="Table4.A1" office:value-type="string"><text:p text:style-name="P12">academy/List of academies with ; separated (for academy)</text:p></table:table-cell></table:table-row><table:table-row table:style-name="Table4.1"><table:table-cell table:style-name="Table4.A1" office:value-type="string"><text:p text:style-name="P4">Coach</text:p></table:table-cell><table:table-cell table:style-name="Table4.A1" office:value-type="string"><text:p text:style-name="P11"><text:span text:style-name="T8">List of </text:span>ACADEMY_NAME,STATE, CITY,LOCATION<text:span text:style-name="T8">(seperated by ; ) </text:span><text:span text:style-name="T10">/</text:span><text:span text:style-name="T9"> </text:span><text:span text:style-name="T11">list of levels(seperated by ;)</text:span>(for coach )</text:p></table:table-cell></table:table-row></table:table><text:p text:style-name="P2"/><text:p text:style-name="P2"/></table:table-cell></table:table-row></table:table></draw:text-box></draw:frame></text:p>
      <text:p text:style-name="P37"><text:span text:style-name="T6">E</text:span><text:span text:style-name="T5">xample 1: </text:span><text:span text:style-name="T6">(used in registration page, </text:span><text:span text:style-name="T7">not useful to pooja</text:span><text:span text:style-name="T6">)</text:span></text:p>
      <text:p text:style-name="P18">Request:</text:p>
      <text:p text:style-name="P20">module:academy</text:p>
      <text:p text:style-name="P23"> </text:p>
      <text:p text:style-name="P18">Response:(for coach)</text:p>
      <text:p text:style-name="P20">academy/Badminton Experts, Nagar<text:span text:style-name="T4">;</text:span>m<text:span text:style-name="T4">;</text:span>omkar badminton</text:p>
      <text:p text:style-name="P22">experts,TamilNadu,chennai,<text:span text:style-name="T4">;</text:span>karth coaching center, badminton</text:p>
      <text:p text:style-name="P22">experts,TamilNadu,chennai, coaching center, training</text:p>
      <text:p text:style-name="P22">center,Karnataka,bengaluru, training training</text:p>
      <text:p text:style-name="P22">center,Karnataka,bengaluru, training</text:p>
      <text:p text:style-name="P23"> </text:p>
      <text:p text:style-name="P23"> </text:p>
      <text:p text:style-name="P16">Example 2: <text:span text:style-name="T16">To get mapped academy details and level.</text:span></text:p>
      <text:p text:style-name="P18">Request:</text:p>
      <text:p text:style-name="P20">module:coach</text:p>
      <text:p text:style-name="P20">coach_id:22</text:p>
      <text:p text:style-name="P23"> </text:p>
      <text:p text:style-name="P18">Response:(for coach)</text:p>
      <text:p text:style-name="P13">megha training center,Karnataka,bengaluru,horamavu;ajith training center,Karnataka,Bengaluru,Nagarabavi;<text:span text:style-name="T12">/</text:span>2;1;4;</text:p>
      <text:p text:style-name="P20"/>
      <text:p text:style-name="P34"/>
      <text:p text:style-name="P31"><text:soft-page-break/>API <text:span text:style-name="T17">3</text:span>:</text:p>
      <text:p text:style-name="P27"/>
      <text:p text:style-name="P35"><draw:frame draw:style-name="fr2" draw:name="Frame3" text:anchor-type="paragraph" svg:x="0.282cm" svg:y="-0.072cm" svg:width="15.866cm" draw:z-index="2"><draw:text-box fo:min-height="0.041cm"><table:table table:name="Table5" table:style-name="Table5"><table:table-column table:style-name="Table5.A"/><table:table-column table:style-name="Table5.B"/><table:table-row table:style-name="Table5.1"><table:table-cell table:style-name="Table5.A1" office:value-type="string"><text:p text:style-name="P1">API</text:p></table:table-cell><table:table-cell table:style-name="Table5.A1" office:value-type="string"><text:p text:style-name="P8"><text:span text:style-name="Internet_20_link"><text:span text:style-name="T1">http://stage1.optipacetech.com/badminton/api/</text:span></text:span><text:span text:style-name="Internet_20_link"><text:span text:style-name="T13">player_details.php</text:span></text:span></text:p></table:table-cell></table:table-row><table:table-row table:style-name="Table5.1"><table:table-cell table:style-name="Table5.A1" office:value-type="string"><text:p text:style-name="P1">Method</text:p></table:table-cell><table:table-cell table:style-name="Table5.A1" office:value-type="string"><text:p text:style-name="P1">Post<text:tab/></text:p></table:table-cell></table:table-row><table:table-row table:style-name="Table5.1"><table:table-cell table:style-name="Table5.A1" office:value-type="string"><text:p text:style-name="P1">Request</text:p></table:table-cell><table:table-cell table:style-name="Table5.A1" office:value-type="string"><text:p text:style-name="P6">academy_id,level,coach_id</text:p></table:table-cell></table:table-row><table:table-row table:style-name="Table5.1"><table:table-cell table:style-name="Table5.A1" office:value-type="string"><text:p text:style-name="P1">Response</text:p></table:table-cell><table:table-cell table:style-name="Table5.A1" office:value-type="string"><table:table table:name="Table6" table:style-name="Table6"><table:table-column table:style-name="Table6.A"/><table:table-column table:style-name="Table6.B"/><table:table-row table:style-name="Table6.1"><table:table-cell table:style-name="Table6.A1" office:value-type="string"><text:p text:style-name="P7">Code</text:p></table:table-cell><table:table-cell table:style-name="Table6.A1" office:value-type="string"><text:p text:style-name="P7">Meaning</text:p></table:table-cell></table:table-row><table:table-row table:style-name="Table6.1"><table:table-cell table:style-name="Table6.A1" office:value-type="string"><text:p text:style-name="P1">00</text:p></table:table-cell><table:table-cell table:style-name="Table6.A1" office:value-type="string"><text:p text:style-name="P1">Invalid parameters</text:p></table:table-cell></table:table-row><table:table-row table:style-name="Table6.1"><table:table-cell table:style-name="Table6.A1" office:value-type="string"><text:p text:style-name="P1">01</text:p></table:table-cell><table:table-cell table:style-name="Table6.A1" office:value-type="string"><text:p text:style-name="P1">Database connectivity error</text:p></table:table-cell></table:table-row><table:table-row table:style-name="Table6.1"><table:table-cell table:style-name="Table6.A1" office:value-type="string"><text:p text:style-name="P1">02</text:p></table:table-cell><table:table-cell table:style-name="Table6.A1" office:value-type="string"><text:p text:style-name="P1">Database execution error</text:p></table:table-cell></table:table-row><table:table-row table:style-name="Table6.5"><table:table-cell table:style-name="Table6.A1" office:value-type="string"><text:p text:style-name="P3">03</text:p></table:table-cell><table:table-cell table:style-name="Table6.A1" office:value-type="string"><text:p text:style-name="P3">No rows selected</text:p></table:table-cell></table:table-row><table:table-row table:style-name="Table6.6"><table:table-cell table:style-name="Table6.A1" office:value-type="string"><text:p text:style-name="P4"/></table:table-cell><table:table-cell table:style-name="Table6.A1" office:value-type="string"><text:p text:style-name="P10"><text:span text:style-name="T14">List of </text:span>USER_ID,USER_NAME,LAST_SCORE,LAST_DATE,PHOTO<text:span text:style-name="T14">(seperated by ;)</text:span><text:span text:style-name="T18"> </text:span><text:span text:style-name="T19">DROP LAST DATE AND LAST SCORE</text:span></text:p></table:table-cell></table:table-row></table:table><text:p text:style-name="P2"/><text:p text:style-name="P2"/></table:table-cell></table:table-row></table:table></draw:text-box></draw:frame></text:p>
      <text:p text:style-name="Standard"/>
      <text:p text:style-name="P17">Example <text:span text:style-name="T14">1</text:span>: <text:span text:style-name="T16">To get all the player details to enter score.</text:span></text:p>
      <text:p text:style-name="P19">Request:</text:p>
      <text:p text:style-name="P21"><text:bookmark-start text:name="__DdeLink__1693_3711621739"/>academy_id:2</text:p>
      <text:p text:style-name="P21">level:1</text:p>
      <text:p text:style-name="P21">coach_id:22<text:bookmark-end text:name="__DdeLink__1693_3711621739"/></text:p>
      <text:p text:style-name="P24"> </text:p>
      <text:p text:style-name="P19">Response:</text:p>
      <text:p text:style-name="P14">1075,Pooja,0,2020-05-22,<text:span text:style-name="T12">/9j/4AAQSkZJRgABAQAAAQABAAD/2wBDAAEBAQEBAQEBAQEBAQEBAQEBAQEBAQEBAQEBAQEBAQEB</text:span></text:p>
      <text:p text:style-name="P33">AQEBAQEBAQEBAQEBAQEBAQEBAQEBAQEBAQEBAQEBAQH/2wBDAQEBAQEBAQEBAQEBAQEBAQEBAQEB</text:p>
      <text:p text:style-name="P33">AQEBAQEBAQEBAQEBAQEBAQEBAQEBAQEBAQEBAQEBAQEBAQEBAQEBAQEBAQH/wAARCAEEAMMDASIA</text:p>
      <text:p text:style-name="P33">AhEBAxEB/8QAHgAAAgICAwEBAAAAAAAAAAAABQYEBwADAQIICQr/xAA9EAACAgEDAwQABQIFAwIF</text:p>
      <text:p text:style-name="P33">BQABAgMEEQUSIQATMQYUIkEHIzJRYRVxCCRCUoElM5FDoRdTYrGyGDRygsH/xAAcAQACAwEBAQEA</text:p>
      <text:p text:style-name="P33">AAAAAAAAAAADBAECBQYABwj/xABCEQACAQIEAwYDBwIEBAYDAAABAhEDIQASMUEEUWEFEyJxgfAy</text:p>
      <text:p text:style-name="P33">kaEGFCOxwdHhB/FCUmJyFRYkMzQ1U1Rjk4OS4v/aAAwDAQACEQMRAD8Afr34gwdwSN3xBjLxx3Yo</text:p>
      <text:p text:style-name="P33">m3HdykjwyKoDBDhoXGAVPLKVVLnryvZ+Be7EuADt9vdfIJ4XD084XKjB5ICls4HVAzay7Da0hYKM</text:p>
      <text:p text:style-name="P33"><text:soft-page-break/>sCNxU/H4qUIbGdpxvHJOSSTuFzas5H6l2kjJ+TAEEAFiCfv9wccAHzj4e/EtUAiCDzBuCAIg6+o9</text:p>
      <text:p text:style-name="P33">SMfel4ZVUHoNPSOhHQ3xcmqep0YZrWLsrF3DCWkkCKqglWV4rk+5nOMq0agBiQ0gxuXH9QSuCvdf</text:p>
      <text:p text:style-name="P33">AHP/AHFIOckqdx85KjaeWB4AyOqubUiSMHdhuGbOduOQRk+f34wMt8XyD3/rDxblR2AB5IlKZyR5</text:p>
      <text:p text:style-name="P33">VeDzgBsnJGQCBgqmkSSYIGwA05gdL28zyOChAALbRMbflvH0w/S6kJiS0pGeQDIABnCnggA+cHbt</text:p>
      <text:p text:style-name="P33">wdzEkZ65W4uQu91bDbiTv2kHjdgj443YU4JxnYQwBRhqkj43yyclcAyA5wPly3H0AM8ncFJC4USl</text:p>
      <text:p text:style-name="P33">1M4KgxMAN2WghII35x+gsT+yj5ZyuQGA6IBkgW9bxMSYnn/GIjaDBgE2OgEGL+WnXYYeI7KgqVn5</text:p>
      <text:p text:style-name="P33">3KMhNoUDGfDNwDgMeMZ4yQSC1O5YVwDZiwxHxlMowMknI2bxkLwSMDPAK8dV/BqCZLSJCxO07Sjo</text:p>
      <text:p text:style-name="P33">ODt8wvEBuAOMZ5U8DGejle5XkP6IwozykkiHBGMkvJKqjOMH7AQHwSGUqLYEiBrJiw208r/rgbCI</text:p>
      <text:p text:style-name="P33">tHPkdN5H0AjrizqlqxKOGjfOcYmQEcFhguygLzncDncGHAwOi9WS8zbRDJJu8drZKfDZGIySckZU</text:p>
      <text:p text:style-name="P33">gAeCTwD1WcNysNoWKUfWRYidcqw2jHt1+O7nkls4bKgg9MFe7VCLtsXEPAIWBWAzg53i2hZccglR</text:p>
      <text:p text:style-name="P33">yWGSRkHWooBjz1/fT36QQ3yETFo2uLH9eYw/iW3GAJK86cZYPDIvjA5O3PJYAHIxk44bmVX1KSFw</text:p>
      <text:p text:style-name="P33">SSAfOCQDwPByOP44znOelilddSnb1UoGBG2WO2HUAccpBYUc4H68ZOSuACGerqV5l2jUIJY9pBWW</text:p>
      <text:p text:style-name="P33">5BXDKBggJYkrlgQMBSuW5Vdw3Dqy+KSCRaDoZMCTGmkbCbXvgRMG40gmBE9TYaHTQYY6+uEqrhic</text:p>
      <text:p text:style-name="P33">n5eRgnK/ZBI+uTkgjjOFB6vrjMqneMkAg7iQQBuH23IB4CjwMclh0vUPdWsImnQ28q201KFW2xQg</text:p>
      <text:p text:style-name="P32"><text:span text:style-name="T15">gNvgDtnccAklwxBB5A6YK1QRI/ufTzHcrsrTQatCfiylygimg</text:span>hXaA3DAxgMx2qQuCqmsNI6jy3+c</text:p>
      <text:p text:style-name="P32">+nOcez6SPOPf6/LBavr9pTuEmR5HjOc4PHJOSV2q2cnAIIB6aKnqGyQh7pUsMFlYrnhT+48AgeBg</text:p>
      <text:p text:style-name="P32">t9n49V5ZegkSmBezIzAsnddwqbeUVZA3IIzuMzDcTgk7R0QozCdkR5diAYZ8Bth24UbAVJU+CQSc</text:p>
      <text:p text:style-name="P32">E8ZOANiQQFtEX223Im3PBAQRPObmZ/PnrYnF4aK+uavBNZppJYhqy1YZG9wiASXJkq10USyK0u6d</text:p>
      <text:p text:style-name="P32">4w5jykCyI87Rq6liK6harTy17AeOeCR4p4nGJIZoW2sjgfpdHV0IH+oEE+cVVVhnjKtXuVpSuNpW</text:p>
      <text:p text:style-name="P32">YwOpyTj89IRnIOdpIUZ5OOGGKS47PNPKJZncu7myk0js5y8jEyO0hYsCzMSzE5OfIMlQhQGzAzc5</text:p>
      <text:p text:style-name="P32">pG0GALfMxFtbUZCf8sbCPLU77xa3ra3qOsSxkMHb57Scs64xnAJUqec45POOcgHLjR1J2BIjkYJt</text:p>
      <text:p text:style-name="P32">DMpL7c8jcdjEE/IjL8ngZGD1Sla0XJVSGzKFUbhjH1zjAGMYI8k/qOADYWi6tJp0EkVqlM4lnq2o</text:p>
      <text:p text:style-name="P32">5O52Qr1YrkSZLQTLKkgvE8FDujUhirBSwtXMNI2J1vGsDbARTIaY8gR1Gh9J8sW5p2rFSpDvx4BY</text:p>
      <text:p text:style-name="P32"><text:soft-page-break/>EgkHgHCqckeAAQCByRk2NomsOpXMroxG3cHKjawAIO0NgNkg/H+CQDgUSNdW6ajBZEaGBopGkkEj</text:p>
      <text:p text:style-name="P32">Oxt2rCsTjdsjjnSFSd21IgQQGChv0zUQRGd2MYxj6HjkqccbfBA54BOelnqRadDsb7bT9fL1dpiF</text:p>
      <text:p text:style-name="P32">98h9OWPTWka3Ku3bOccbctwPA8sRwAMc85OT+5szStddsAuSDtPnOTgfYYDGf58c/uOvMWkamVC/</text:p>
      <text:p text:style-name="P32">IgjGDngckfLGeMHOP488c21pVpSEZbldt7RISZAp+QJLbFLFUQphjIqSDKB4lJI68tQkjxSNDfbq</text:p>
      <text:p text:style-name="P32">dfQ8oxFQCIgaftqAJ2gR5jSDe0WtoY1yy5xz8iPs/t/9/vz1nVXpqahQDJzj9wf/AHyM/wB8c/z5</text:p>
      <text:p text:style-name="P32">6zot9iPl/OFsp5Db/L0/j2cfkJms5IAYnLE+OR8RkcHABVRgAAAhcADHUGa1ncmQpUkH+CSAC24Y</text:p>
      <text:p text:style-name="P32">ywOcggjBypU9Qpb5Gd0iHcHADYLAhVUFgzliMEhVYkOQR9Z6gPdXlUCcY4ZI3z+oM2cD5NkHAxyV</text:p>
      <text:p text:style-name="P32">VTs3AYdBfh0sANJkwNh9TO+NcwTI3GkRB939cEu8ccvkBSQQxyeSDliDgbsA7SwY4IG4gJ178jcE</text:p>
      <text:p text:style-name="P32">/JQo8nJI/TyFzjhSMDzvAGSAR/uYHHwWLcDknAUcndhQhjUAFjwWwQAR4PXJtQFVIhQEc5V5uSAu</text:p>
      <text:p text:style-name="P32">cMZWQc5OQAqjO4cr03lWIj9/ngTNIiDe9+WtsFo5nOH3YO7BAAAJY7l+R+JBHK5PA+xyBNSdtpGS</text:p>
      <text:p text:style-name="P32">V5PO7BJzncQfAOSQCACCBnB2gorVcgM6ygAElRMhBy2MrvidVBOBy2fLANkATYbNYn9cq4BxlUkJ</text:p>
      <text:p text:style-name="P32">5AxgOufiMsWHJBwQpx0rUGnPTp8/y9cCIMggxE+s+owwwuSck5G3Lcg4LY3HOFGBkDAx8iBtxnox</text:p>
      <text:p text:style-name="P32">Wk5GCWORkDL8kbVymT8i2BnBAYE8oeVmKWuQP8wSMj9ceAoYecxSMcZABAUAg7sHg9FIJYVUEW6p</text:p>
      <text:p text:style-name="P32">wgLL/mVO4MDht9fYzEAtlmKjIz8kU9DxQ63PQzN7CbAGAZtbaZnDMLOwYwQ2VwdxGM8YOccsADwQ</text:p>
      <text:p text:style-name="P32">QS2CDyS1a47kRg/EHcNpUDJOGLODkfFBuG4r8cnHJ6VF7jsxVoiwy3NiBFIJAJBZxwCTwwAB2jB+</text:p>
      <text:p text:style-name="P32">ykPdbbshdv1Hao7gYIBggxlh8vJwxCj7OQTKk2MHl+sevLFNSBNrDlA36et8OUN51aMCR8FvkS2f</text:p>
      <text:p text:style-name="P32">P92bOcHj4keSejkF87lIkyd275bfHhlIyWYhSMYIHGR9goaPOjLvWRdv20boN2QgO1gCVByM4+B+</text:p>
      <text:p text:style-name="P32">9zEsWgsocOSQSxwSQAxO3DEsc84OTxt+IGdueiKSuaxG9ieQMW+pxJABPpppHrflz32xYlTV5EGG</text:p>
      <text:p text:style-name="P32">7ROMj4AZIwflg7cA55A3HPONp6evTn4h+qvTTTSenfUOvaA1mKWvYbRda1DSmnryoRJBMaNiBpIZ</text:p>
      <text:p text:style-name="P32">Udo3gOUeN2QhgTmmY5yCrArg7iRkgNyCGJOR4+1BUcEgnjo1XsbinJ2jbkE8fXIG7IznaQeMc+Ce</text:p>
      <text:p text:style-name="P32">iJWbc6EQCTOxEeuluWBlREZQffP+b4t4estYtOz2L9m7IxBd9SMepsxClcubsdjPk5B4c43k4Xo3</text:p>
      <text:p text:style-name="P32">S195iGnjpMWb5BdOpxBm5xj21aIgE5PxOMZGFIz1UtWYBlH7qQM5wSfBxkgeSP5wSuBkdMdadVcE</text:p>
      <text:p text:style-name="P32">DnAxngnn7+/GTxjIGM5x0yKjG4YnzuNjobctsSqgWA+XWN9r/U4tyLVqpVV9tUB/3RtcQ8Ek8G3t</text:p>
      <text:p text:style-name="P32">AOPl8QCB4xncep3qjkAxTcg5ZJ8Lk+Pi8bH7J/V8s45+6mgssSDn5fvyQPJPnk55/wDbkY6YqdoH</text:p>
      <text:p text:style-name="P32">GTjA4OeSDk8c4OM4wcgHg4+5zmbj009flixibaYt+lYjBRkMyNkFf0SZVc8HBQY8Y/8AfG0Et9TU</text:p>
      <text:p text:style-name="P32"><text:soft-page-break/>JVYFZVZSfJiKMoOByyOGOSWzkH6IOPNO0rZGFBP6cA555zjwBxjBx+wyeT020bbAIN5B4BBPjkYz</text:p>
      <text:p text:style-name="P32">5wAOMKcgfYHU9+L7TYgem3XmLbb4iBa0nbc/vi3atpm5JjbI5YCclCQP9zEY+skHB/b44bdPtspG</text:p>
      <text:p text:style-name="P32">CDgqcEg5zjkgHP2cDdj/AJ56qKnelDAbycKMk4xjAGP78YzznJA89NlDUZN3kkcHBzkZ5zx48gY5</text:p>
      <text:p text:style-name="P32">/bOeSEuC3Q6nzuI/WcHXTSOQOwEDz+fPF6aZqKnAwV//AINleSDwHLE5PGGYZOAOMk2LpmpAbPm/</text:p>
      <text:p text:style-name="P32">8AggeR4+RyTjH8Y5znqh9O1NhsJC58+CCThT/ODzyccfuc9P+nampwDkcZHPxA/gnB+XOAAccjIz</text:p>
      <text:p text:style-name="P32">kkpkDVpm1x8r6ep897DckEzoL/T+D9cXYmq/FcsPH7nkfR4B5IwTnnPnnPWdIMWoqY1PA453HBz9</text:p>
      <text:p text:style-name="P32">+EYefHJyOes6Nm8/kf26D5DCmPyhyWiCQScAgEE8EZBIxjBGclR95AIZfOkykDJOCQcFvssMDDHG</text:p>
      <text:p text:style-name="P32">Rwd3P/gkMRjSHzgfELzuOFIIUkgktgOCRkBRuYhQMbs7rbeeSc5Y4z/fJOeDg4IYkDJJBx0koCgR</text:p>
      <text:p text:style-name="P32">BJEAWtuZvr8teuNh43ldJ2+UXg2+ZwWWQHJBwQQpyQAd3jjPg7tu7B3AYBx1x7g7uc+MEkcg5OG8</text:p>
      <text:p text:style-name="P32">nIAGCCCRxjOOhXexxu4z9eeDuABbdxvyASMYGckYbrsshbdlsknjOc/RILH4kk//ANvHOGcrWTMy</text:p>
      <text:p text:style-name="P32">ff8AYeeF8Gln3YznGADjnH2cfwxA44xhuCQMzop8cbvHIznzycZycAbjgZVScjHPK+spXwWAYY8k</text:p>
      <text:p text:style-name="P32">BixBJPJzyBlfluwDjIz1ISwygYwThtpIxwQQcgkkZPGAOG/k5A30OkfWdYP57eu5ABEkbkibWty1</text:p>
      <text:p text:style-name="P32">6Df82IWM/wCogDaARxg44I4IGBycbiOT9EdTIrTA5G0g8ndnn7OfBOTnjDYGPkeCqqs4yDuGAMbg</text:p>
      <text:p text:style-name="P32">BuIIxkAKxxhcDG77yOTiZFMrEAsvnG04wBwQTwP1fuCCOcEcnocH31jlrqNJwu8k6W6dOnIf3Jth</text:p>
      <text:p text:style-name="P32">1gtgooG5R9sxBOc8lQcAYXwCGIyATlhgtBbVSBvZCASMDhuQNxYHwQc5yWIAwcFiEyCYZznIzk4I</text:p>
      <text:p text:style-name="P32">G4hcEDGPvAOCvPPAGCUhn5HIHJJH1yCOecc+B+rnAx/tjn7+WKLqPPDtVvzR8ieQAkksCd20A4Vi</text:p>
      <text:p text:style-name="P32">NvxVgWGW8knHOQyVtXkOQ0jSAFSUlbur8Sv/AM0tycHAxyAeSV6rqOYHdgH9OWPJx8v5xjBIyPi2</text:p>
      <text:p text:style-name="P32">CMAggdGq9hQBtGRlwCxBIOV58c8nHGP3zkkdSWIuSbe/Xr9cGKggg+m8H2J1udcWVW1USbBJFA38</text:p>
      <text:p text:style-name="P32">mCAEAkADciq+QvI/T8uTnPR+reglxtrQKQpIZXlBBGXzh5WjJB4GV5bAYH7rWtZyG2lQeSM5LNyV</text:p>
      <text:p text:style-name="P32">IOAwGT+rhf5zgdMVOwwx8vv5DySMtyPI2+VI5P3kgnqcx8/MD2PTAykRqef8W9/PFn1RQnVI6yWo</text:p>
      <text:p text:style-name="P32">rLHEbzSxvAwMallMSpvQCRXHcE8nwYHtg5Al1ZvHPIAyPP8AqyceOc+DwM/Qz0r6TMTPERlSXTBJ</text:p>
      <text:p text:style-name="P32">xgn9JJOVIPJyQeMk8+SlSZsEkP8A7sHzgldx28AA4BOOSQuDkdMowIWbE8hzA6E3PXz2GPRlJ8gB</text:p>
      <text:p text:style-name="P32">qJMjfl6z+eHWtPk4PIxj9XnOQeARxgc8EjI4/ZnqSqMYOQcZGV48bgfo55Bwc/LA+8oUE2cf6cEZ</text:p>
      <text:p text:style-name="P32">AHODjOf4AAx5AOQemOrY27cPxjAPP/nIPk+OcfvxnaLObRuY+mKkciPTr6z8788PtWdgRzjOM4yo</text:p>
      <text:p text:style-name="P32">yQM+Mn78cEcjAzgNVG0QAeCMg4yBn+McHOBkHkY4JYEDqu6053Kckgncc8kYOf8Acc84xwPrwQMs</text:p>
      <text:p text:style-name="P32"><text:soft-page-break/>tOzjac+ec588DySAfIGBgYHO4AnpUvy93sR/OIxZNOyfiM4Lc4JGOG5JGCAOM+fo554DVRsEMCCD</text:p>
      <text:p text:style-name="P32">nj9yfiD54AyMY4wOBycDquKdkkqQcgjznnkEc4P7ZBH9seeWqvY5DggZwcDH0Sc4++fHnx4x0RWB</text:p>
      <text:p text:style-name="P32">22mZNj89iJ0/TBVPhvt8+n7D5YtLT7hwvkEAeSSB4Awc/ef2wM+ecdPenXScZbztOSSPPj988455</text:p>
      <text:p text:style-name="P32">OAR/enqNrhedvjHjH1+/HP8APg/7Tjp4062QFyx5zyQPvaefIyf4PGTzjALCtIB0Pu4xRjNjFref</text:p>
      <text:p text:style-name="P32">nP1sLzi1EujaucHgcncDxxyApA/t9fx1nSilpdoy3IGPo+OPv+3/AB46zq2Y8z9fe/uDgOVuS/Id</text:p>
      <text:p text:style-name="P32">P5+vTH5gmkbgNk/pK5J27cEAgAjaSM8ckAgKoO1T07gJI3lAOB5Y4XxyWYlSRtGcqRx9cxywyUVs</text:p>
      <text:p text:style-name="P32">4O45xkEEjdyAW4/3EMOQByQexYg8DOGAwAeCDjGS2OCM4BOAq4BzkjAIyiNvrYGb6gb6GfIHXcA3</text:p>
      <text:p text:style-name="P32">teJ11sZGm0eWuukjeADgrjLcYGCCPJIydoByPJJC8gcdd1lwAfI+gRgAEgjdgjgAk4XJ54yAeooO</text:p>
      <text:p text:style-name="P32">7AC5xhv0jIOSSAPrJDEYLYUEAg9chgCBkg55CkBf5AbODhckgFcE4zgACAt7j6AiLGB+U6a74WKx</text:p>
      <text:p text:style-name="P32">MaDn57e9p3xOEo5AOeMfIYG0nPOcDIXOMkkHnOBzs7wOMjLeAd3IGc5Yk8gngA4Hk/HGeh+7fwFO</text:p>
      <text:p text:style-name="P32">TnBByGIODzjkknkEYzjwAOuwI/1sw/8AqyxPyy3K4PgncoJBJwQDw3VSggzYbA6n5HyEj6YqW0HO</text:p>
      <text:p text:style-name="P32">wF41E6/ON4wUSUNyTjnIwwCjgHwwUAf6tuAM5HxOAZMLnP8AY84JJBzg4BxgDODkYGCCxJJ6GIBh</text:p>
      <text:p text:style-name="P32">SDtwc45UA+MEfLGB8SRkKflgZ6moGibazBVTII3AjkkYBQkFAWIG0kYKhSMkGuW0xbY8otrtp7nF</text:p>
      <text:p text:style-name="P32">Trym5jXUDUHr1tMYYK8hUA5H35/0gnIByCOCVHH9hkAEFIHOQfkBx/GfJ+bD9WcDcAAPGWHPS5BI</text:p>
      <text:p text:style-name="P32">2f1Y28jIPIO7liMKc5LfwTwME9HICRszgknIJyc/S+CcA/XDeRzkL0Fl3iw59Iv6nT54lU2Audem</text:p>
      <text:p text:style-name="P32">n0Hu+D8MoyB4JIHGG8A4HglR8gDxzk88g9GKzgfqPPHlsBfKncOfI+/24z+nC7DIobI4wRwCCeAA</text:p>
      <text:p text:style-name="P32">eRyc8eB9A+RwXaSDvSmtHJFB3meCKaZbM0URZjHHNMkNdJpVQLulSvAspXcIYgxjFcXAJtpEkyfK</text:p>
      <text:p text:style-name="P32">8Rb9Yw21pVAUbhjjnnjOM45JxyB+xz5POT9ab5fL6AABP7HdghSAV4+zktzyeekmtMMLg8eORkgE</text:p>
      <text:p text:style-name="P32">E7SSRyFyfsAnPBBJYKk5K/TAgD/gHjg+CCN2QM4yD8cAex4rciR67aa/OMWVo043h2YMq84O7OMM</text:p>
      <text:p text:style-name="P32">MjBLHwGPOGO3OQoHRKtOA5XO7wAQTs/UpPy8ccbWBxxgYzjpR0uztLyZG5YZDt+RBwrHgZ2jb5OS</text:p>
      <text:p text:style-name="P32">cpkFiQeiVWbBzkAkk4/fk+ODwckYzng4xxkmeAI219I01/fFCJHLT87YfIJiDnPG7IDYJAJ4zwPr</text:p>
      <text:p text:style-name="P32">jPI8HPPRqrP4/ljnJGGycnH7jBI4PgHwPKbBNwBu+RKtk5wfkM/7vjhcjI8HgY56O1p84AI4O79W</text:p>
      <text:p text:style-name="P32">CCBnyTtAH6cZyfoHjqWqZpteI6e9+vIYjLIiZmL2nbfeYHvR5qTngZ4IHjGcFsfuRz5H0OBnnhlr</text:p>
      <text:p text:style-name="P32">TfpPBxjb+4Oecj5Z/t9YXg/aNVnGFU4PIHjHAZV8EjxgnH2Mfvyx05cgHdjaSOS33g7cnjB45PAJ</text:p>
      <text:p text:style-name="P32">H9uhQff68vXHigi3KPrr5/28n+lZyFGQAeceAAAfIHA8eTz8snz01U7PyXByRtY5/wDIHJJ4ByRn</text:p>
      <text:p text:style-name="P32"><text:soft-page-break/>A44GR1XlWbBB5wSBgcHkZzz9AZwD4JI+89NVKbJUHj6xyPsnj/dxjg4Ax9jHVlJkAbnXeLE/lgUw</text:p>
      <text:p text:style-name="P32">LTfX0uPdsWLRnJxluN2ME5z8sHgnx98Z+s8Z6dKNjlcMTkcD7wc+P3HgZJOPO3nJrGnMBtOMAn7B</text:p>
      <text:p text:style-name="P32">/wCT/GB5+/2A8F0o2NwUZzkgjnxgDJ8/wABnyfrJy1T1I3/P+364lVzGP5w/JbkCqATjAxgcf/if</text:p>
      <text:p text:style-name="P32">+f5/bx1nQZJsKOSf5wOeT+/PWdWNKTMG5nbp08vl0wbIeTbbco6f6R9cfmtc/LJAHByzYJ+WR4PG</text:p>
      <text:p text:style-name="P32">G45YjOVx462YBHk4H7knkcecffx3ZOPPkZXqMzhWGPvBJKZXPjAGAQASAc5AySSCeOzSjDeTnBB/</text:p>
      <text:p text:style-name="P32">1ccMcMMEcBsANx9bfkD93CqDbloZsJ/Ya254OGDAHkNLGw5AbfnrviQpI8Y2jADA8kZ5Hn9/iCxX</text:p>
      <text:p text:style-name="P32">zuwSSB2Z+DhcZ+yQzcHGRgDODjBOSCDkccxUYglvBPOcEnC8YBOQN3kZC5LYJ5I6lqAQQXUckA8k</text:p>
      <text:p text:style-name="P32">7gMlTtLDwBtDnG7J/g0yka2+vLWNJxV7jnfpa3zPP66Y6gt9kENyc+STzx9MMnaf1MQOMkgDN7qR</text:p>
      <text:p text:style-name="P32">jBHAIxjlTweCwJX7GTxhs8MById3IJ5LYByDtDbs8cAfIYA3HJzjAx1tVSCSWyQePl5xwCQFGeRj</text:p>
      <text:p text:style-name="P32">ABz45IPVCJ9MAM8rTMgzoZuDf5T0nTG1GP0pPgA7sjHIOMD5A/fIJGGzzzKRhgjHg7TxzgYOeQee</text:p>
      <text:p text:style-name="P32">BgYOeQeDnrUFAyADnGSDzxggE/Qx4yNpJwcAH5bl8jjnJ8kcYBO1cDd+nDcfQ4wGJ6giQLSRpcie</text:p>
      <text:p text:style-name="P32">e/TriQND0jQD+R5TGJtdgGAJOCT5OQuRyCRkcbgVBOM7fPAJ2B2bB3bSMkEMckHgDg5XABBABH/B</text:p>
      <text:p text:style-name="P32">PQOMKW3eMbSxIxgkAkA7c4UnkjJJGSc56KRErwCCfCkhVyuMY/c54wMZ5AAPgiZLSRfT0tv5/XTB</text:p>
      <text:p text:style-name="P32">FB20kTBvtr5AnyvgzEzbiQxbAwfGCGy/GfK/R8BsknAyvRKFjlSvIUeMk8nJ2jH7cAkjjkgFsEBI</text:p>
      <text:p text:style-name="P32">pANuG8kcZIwTjAzggnkAZ5OCeOQSMUvyBBwMrnGf3wcgADI4VRkEHg+AFCymbDWTtYD5R7ucXAO+</text:p>
      <text:p text:style-name="P32">m4NxMDSZ6zc3vhlruQy/3PByMcHA4OQMEYAIYZwWGdxO15Gx+oDH0PPOPIPxx987SecgdLFaRiPA</text:p>
      <text:p text:style-name="P32">5+1OMY58FvkOcH7xjnHlgrEkBcjP7EknnwQf3weM8fZA5zTFoBnT3H7fTnGHLTZziYZIK1ZzhTtB</text:p>
      <text:p text:style-name="P32">Ahc+Acg/LOeQPvKkjojWmYkMTz4JUc854JbBIIGDwcFvBXHQCorJDZdlbPZCgEsCA0irkE8EfIKQ</text:p>
      <text:p text:style-name="P32">2AAVJyT1NrzbSBwRwxznwBz5ydpHJxzgjOAT14gwJ9Da+h287/LAyhm0RYfTX3fDrXsMQOdvHGeD</text:p>
      <text:p text:style-name="P32">jn7BBxkjHBGCSARwGKrMGUY4JwfrAwNxycA58YB4H1n7SqswOGyq7eMZbJ45+/s4BwM8ggEHhkqy</text:p>
      <text:p text:style-name="P32">tz4AXJyCuTxg5wTgHOcHAHJ55Y+FyBzx5VI1H67jSDIOt/yw8U3HxIJydoXB/djxg4/bH8D+/THV</text:p>
      <text:p text:style-name="P32">mB5ySMnnGP2bJwGA5IJAPyPBBPPSRQnycsS3x4yfkAAWwc8crk8ZGQcA/wCppqWFOBjGAwBB5GfJ</text:p>
      <text:p text:style-name="P32">OcjJ4GAEwRyoPJMBYC4kdJ26eXX1xLABdtvpyvrHnPnh1qSZPBwccnBwcjAI454/kj9I4DY6a6U+</text:p>
      <text:p text:style-name="P32">GUHDHIJGRjjwDjaV8eTjj/UfHSLTl4Azy3Oc+MEE+OSeBnPnP7gZZ6coLZPggA5B44GCdp4GcsNv</text:p>
      <text:p text:style-name="P32"><text:soft-page-break/>kjJ/nwUD3tyPP+2FWUzznT3sB+2HyrIONrZBUEnn4524XkDON2GIJUsBgsuMtNGyFwDx4ycnwD+r</text:p>
      <text:p text:style-name="P32">P1kftyPGDnpBq2MYAAGPoc/uT+o8nHA8+CQOOD9a0xKf2PGefogecggffHI4+yTJAN94HXbQ6b6e</text:p>
      <text:p text:style-name="P32">u2LICJJsdtPz19/J892x/wBQ8DyAT/8AkP8AjgYHHWdLqWBtHzYcePj5+/8AV9nnrOmQywJYzade</text:p>
      <text:p text:style-name="P32">nTp9TzwwGECWOgm3l09yekfnsngtxCN5qlyFJCe288MqKxOQSrFAuFI2/EnYVK8MTmOsiqM5Cjdj</text:p>
      <text:p text:style-name="P32">axyc/Fs7TgHhgBng8bSdnW5mkUnDEDOMjI3EABTgZAPJIHnIwMcZlq7yq6ByyscmOQliVI3HKuSp</text:p>
      <text:p text:style-name="P32">ZRxkoSADtAYsOne7MDQxGu1tfTp6YAhIA1BgxztFtfd9oxogdGPIViCSSoGNuSGGW4OAMFQDn73g</text:p>
      <text:p text:style-name="P32">56IRxgjGOC24KQoIHIAXBIxkD6K5+gWz1urBEDK9OCVpNqiSWPLR7XZyybZFGSQYyJEkQxliF7ih</text:p>
      <text:p text:style-name="P32">xNZK+yKMV445XcuSrSBzAxVWUAuQQHCsokG/bK3/AHBtMI3p6RE8uu3kfLEq0nQEj1G3vcYhqCSA</text:p>
      <text:p text:style-name="P32">y4z/AGJAIxuP3tABwcEggAkNkDaFLKW4AGCAFH8EgAHk54x8gMkhvHUkU65LH85CCSoLggAfQUqP</text:p>
      <text:p text:style-name="P32">rkAt9BsnwdiVIz/68gfGCPiyHKrtGChYY5ySWzuXhSjFxNQIvEX2PsDHgQbjEMgngDB4J8ggHPAB</text:p>
      <text:p text:style-name="P32">8DkZ4P7hueuwDYBDA5UEg8YJHAJK4DFhnjPDDLZB6JGnE5LJZKZc8tGz5G8nKZ2vtHG3e7Fifk4z</text:p>
      <text:p text:style-name="P32">zNh0hJIwf6hSRwcBJoLiowLYyXhilAR0+QBXcFAAjzkie6Y3yTbppb2I64tIPysfy01nSes4HQq2</text:p>
      <text:p text:style-name="P32">NoYAjOQwwCAc53BmyDjjzk5+gT1PRWGSCfoDGOckENwWwBkY5BVfHIAMyppFqQuonooyHIWWd0WQ</text:p>
      <text:p text:style-name="P32">b9oCuFKNu35Kl0AUZO0bSZUWnanIxC1VJy4OJawX4Fd3bZpwHTDAAplWJOzgDImpMJgEehtzny1u</text:p>
      <text:p text:style-name="P32">OmxwUFbAEe/19740xJn9TL+r5Y5O77wOSRnA+RwR9jAyWhG0DD4+sZJKjkjOdox9gY2g/IkeTAFL</text:p>
      <text:p text:style-name="P32">U45hD7G48jklYkqzO0hO/BjMYZZUKozF0LIQhySA3U4QWq8gSzXsU5SN4SxE8MrKMgNtkRGYEg/I</text:p>
      <text:p text:style-name="P32">/YY9LvRYf4SdQbajXluIt5WxYEGYg2+XXDFUUYG7JOQv7gYyPrAK7gNuPA8A4JLHWK5GSAfAx/G0</text:p>
      <text:p text:style-name="P32">E4GME8H7wR9HcCoRS7QpyTkHzjGDgHgEYGPrjGM7skDotXtcLkjjI3HP0STwcYbyMAA5wc4BAEBF</text:p>
      <text:p text:style-name="P32">oiPTYe5wQEERYCBqRM7/AD5/rpYMEyLQs5B+Kp+kscf5msef2z8vgwxuPxOTlY8cihlI+K58Hk4P</text:p>
      <text:p text:style-name="P32">OTknjJxgc5JGCeh9WZhSnLAFGeFGYqPiTKJVKnacbxCwJ3KeAoZ920yICGVTnGDwMkkZGRyQwxjl</text:p>
      <text:p text:style-name="P32">hwCcgEHPUsJgW0EdDtr1+mu+ICgiQfnb0P8AGD9ab9PHGOBxnOQScA4AJ/k5+umSrKGwfkNo5HBA</text:p>
      <text:p text:style-name="P32">yPsgD7Jxwf3yFHCnBnAOVDY+PnI5P+kDgHnAzzyeeej9VyvI+QIG4AjaMgZ3ckYwcD9jz/pOaCmZ</text:p>
      <text:p text:style-name="P32">vJIjTkNJ/jFWUix9+/euHatKVMeR9L4ZWJ3KxU/fOBg5AKt+o5IHTJSlyeSc/e7kjnnBGODwQAcf</text:p>
      <text:p text:style-name="P32"><text:soft-page-break/>uT9pFWzyh4AXJyPJyGxgeCTyP1EckEEBcMVO0M5zjD5OcHkBiRkADaQTgDBHyGMrk2AiwEe/d8QQ</text:p>
      <text:p text:style-name="P32">DriwasqgIMHIHJGP34wARu8jn7GM8nlggs42858g/vtPHOPoHJzyM5PGMlDrWSFjcyLjcUChgWGC</text:p>
      <text:p text:style-name="P32">GyQScI+8KhP6ir52kcm4LW4KRgHABwAo2rhcHb8QQMDcAWPlizHq6rIvuRrysZB+n64ARFyOkx+9</text:p>
      <text:p text:style-name="P32">4xYdOwPAc4xjkfRA545J4/Y55xnx0fqz7iMcAHBI/Y4XJwM4yACeCM7c/pPSBTnwvnj/AJxk7Rxk</text:p>
      <text:p text:style-name="P32">AHII8AnBOCBnLNTmGQCwAAPJz5HPOMkZ4A4AJI3YyT1crYgW39fYx6J0/t57YdUsgKBn9/KqfJJ8</text:p>
      <text:p text:style-name="P32">kHP/AJ6zoUtg7RhUIwOWLg/87QR/46zoeVuXv2fcHFp/1D/9fLp0+g9Phc2lagVMgp2TEWfEiQTM</text:p>
      <text:p text:style-name="P32">uEYI7BkXG1HUK4ORGTzzuUdoKpTcSGiITIDBxIclVCEohXOxmmyyohjRzncNgFyopBwAr/qVgcj9</text:p>
      <text:p text:style-name="P32">znByCGBAOc5GQM5J3RXbtfuGrau196FJTWtTwiRSRkSBJVLoQqEq5bcQMYcc7mcAb3F7fvG425Yq</text:p>
      <text:p text:style-name="P32">E3kfCNAdCbcyIvp/YugdcDaAGyc4PgFlJycKVzlW27vBJYHcCShRpJRlBhFZCrDtqDIu4SI4ZWfc</text:p>
      <text:p text:style-name="P32">rRnB3MpQBxjKMri/qHKPandSySN35BMpliVgsjLMJFZk70ihnQld7AryS0+PX9SrsWjam3daSRhL</text:p>
      <text:p text:style-name="P32">ptF4lZ23FIozX7UMaux2xxGKJVKKiKMIIUoWEz8tSYvbyv6RiCtzBAPUEDUG9pvJ93wbZWVtjDyH</text:p>
      <text:p text:style-name="P32">BLc4HA5+xgEEZI5YEg8Drsvy8AYHPPx5HngYAAAY/QJH8HIaD1HNBvazp+m38ggJKbsSqTwGHsbt</text:p>
      <text:p text:style-name="P32">fClyw2g9sttIUAAGZT9R1TKz39GeSAHbsoan7Ttu2f8A1Lenak7KDnAYMWwFD8ZDCtTJiQDA1Btf</text:p>
      <text:p text:style-name="P32">exjWT9cCysCDAJ11/OSPPX6YKLGchlByT8RyBu/2+WJ85CkAFi3J4Bkx4+OeQRhQfOAoOG+Q+Abc</text:p>
      <text:p text:style-name="P32">MEEqMnHOTpra96fmlzci1uhXLR59tBR1ixEmBHhjNc0NZmUZAjHZEmFU7SB1JN303LYK1tYtQ1t2</text:p>
      <text:p text:style-name="P32">BNq2lWazqDlS8kOk2NcZYw20DtySsFZSV57fU5EOjrt/ijlOvLn/AGxbMwNwSLbX0vpbX9rYl90p</text:p>
      <text:p text:style-name="P32">hYhlznC4znkZwBtO4/XHJP0c7eIrzxtlyUGd21frGAcjJznJON2BjwQvJYadolsRez9U+nbO9Coe</text:p>
      <text:p text:style-name="P32">W3JpSiXYrlJV9QQ6W8YDEospVIHAZgQS2zLvpyerGjrf0G+rKz/9J9S+ntbcBtoVp49I1O1LVy8i</text:p>
      <text:p text:style-name="P32">xj3EaAyMI8iQEAbUHb4fEJ2Kta2wM/yDpfEhgdbHkffUdcS6dsTjJmYqpAZVkMchiY7SFLM/OBji</text:p>
      <text:p text:style-name="P32">NuCTgqDk/BqVhSiPYWVYGkweXUFp3kaVTIqO0sr/ADMkrJIxCgnhR1Ar+hPVVCqNTs+n/UFbTXWL</text:p>
      <text:p text:style-name="P32">/PSaRcWoUmePtus0kUETq5OYy0oilwFDqSGGtIpozJHJG8TsAj92Jt6EhZFwzRs0TuyKoYCMnuDL</text:p>
      <text:p text:style-name="P32">9ppN42o1AJKMD5G4tz0j0xYGbg4en1y5qtUQalOuoRJICgumOxKjurYeM2N80eyOLtllYfAojOyG</text:p>
      <text:p text:style-name="P32">MdEo5KTVPZnTdNERCpvipUkt4WTeN1yKvDdAZiE3mVnKHa7uOOq/iMiguAxUEIWCsQC2CVIJzjJk</text:p>
      <text:p text:style-name="P32">BIB3k5PDDozHNIVY4bcSCR8nZmUbmYlgZAzFmbJwpZj9BR0IpFmUzPLynnrI8oGumJzHYmLa300w</text:p>
      <text:p text:style-name="P32">36hpdGn6ZjvRJKbEvqCnUR97lHjOnX5ponJJjV43ghkQ4JkW1IQAIfku15wHCuMEMP8Ad4xnkAAk</text:p>
      <text:p text:style-name="P32"><text:soft-page-break/>DOAWOB/p+gWL1XIYvQ3okiLsz3tf9XWrKiR+68Wnaf6bjoWHikLCISHULcYeLYJkjjZ4TsSWVOhs</text:p>
      <text:p text:style-name="P32">bwPOBgAsNrL4zkKSVB4I5OMgfeQpWSKkKkABYtzUGTyN8HpsQASdTf5+7D874bYJfidpyMYJGDxt</text:p>
      <text:p text:style-name="P32">JYHjgKRyCcEjj7BMQTMC5wSvxY/3CZycD5BeWUnPjdk4BKjDOVDKCdu3leccKy7juPy4YZO0HLHP</text:p>
      <text:p text:style-name="P32">AbcajmBGMAcxgEbsFtuc4AIIYndn9ztATKgiKxMwDAMTcxF509JnaIwaQ21t/O1vdsNleUN29rDz</text:p>
      <text:p text:style-name="P32">t3ZwQxRSCSCwGWJxxg8HBz8TlWYkkFkJOTu3ePIHkHCnIVeB5AJIOQoVHO1WBJyQCcscE7QG84wN</text:p>
      <text:p text:style-name="P32">xB8YB4/fo5UlxlclTtUctk4cDdjaSMEndgkDGPK9VKgwctrD3z09NMQVsY6Wtt5/UzP5YeK0uWUg</text:p>
      <text:p text:style-name="P32">nCszHHDYI8ZJ5XGcceOB+k9MFR8MMkEBiM84yCoyMqDxg458eQMY6TKsp4+XIcAAtk8hueAcANgn</text:p>
      <text:p text:style-name="P32">kHnJByzBoqTYwQ2cFj5O4YHk/WMH6IbcCCcg4kX1tz/jnH6YAykx87+Q0/PDlVnZQMFfGcgkZ+s8</text:p>
      <text:p text:style-name="P32">leCORgZxjIB8sdObByTwcgkA5JAGWyAAQQfiCeCCeOCUqvKQODgEbcZHHkLlvBGPPBHG4EZ5Y6kv</text:p>
      <text:p text:style-name="P32">GcnAHPORnJODz4+uOM8ZAHRMggReSD6fT98UCnNHKCSPn0w5xzkIvGePPx5/8qx/9z/x4GdBRIP/</text:p>
      <text:p text:style-name="P32">AJg5yeVBJyfOSMkHyM44xwPHWdTkHX6e/wC3lMwJ+E/T/T7+fWPivKCDuLEbRlQcgkFlACqTu4JD</text:p>
      <text:p text:style-name="P32">KDuKlQP04A1FeQO2rFviCzNtUg5DL8lHyyF/M3IUbOCfks+y0jKq7yTGhSP47QFbLFFGPipzIxUo</text:p>
      <text:p text:style-name="P32">FYyMVLF5WaEwdscNtUHK88KRw3xPkbVwV/Yg8A4aBkC8++uPKDcncWO8ftbcX8saymGIyrqoJ+JG</text:p>
      <text:p text:style-name="P32">QDnbjeQS3nuBcAYwvK7uo/JYjOMgLznknjcNw8DBAzgDYd2BjMwIXIZiQCrMDtUfpTc0hYbCQW+W</text:p>
      <text:p text:style-name="P32">524BJ+QUA6+2SByRkZ5GARkrtyACo+JxwBjOGAx0RVJN5H0M4kiBIFwRrBna36RHQDGhYy+3GzaC</text:p>
      <text:p text:style-name="P32">MptK7cKuGYkKBzkAA8AnP2W2LFuOV34Yn4lQWC5QDbnAYsWbKKMDb5OSy7MAHGRkBl3KCeSxH2PA</text:p>
      <text:p text:style-name="P32">K5HhT5AwTntkA8ZIyN3nBVd2ASMHhmYAZBOVxg4xeBMgDr8wR+R9dcDPvT9AMcRpIWCoqszntKio</text:p>
      <text:p text:style-name="P32">GdmY7VCqqnJZ8BQoJbGw4V2A7rHhsgFtzKCh5ZgwG4lV8sM8KCMsQx2gEdbQqqqAryqsXJJy36tp</text:p>
      <text:p text:style-name="P32">AIXbkYTksSwxkqQpkAd4qA4ZyxUE7ixRUEcSYJxtVEQRrtLopCrwMC8CJnXb5a+mkfvj2sX057Dp</text:p>
      <text:p text:style-name="P32">f6DHQx9p49jcEqxBBUZMYI+LEMcBsKcjaCw58DvNGzx8FAQ8jbcEPhgmGf4nfH8SEXMh3rJu2l03</text:p>
      <text:p text:style-name="P32">9VilJ7iiXYJUVpP/AE0aXLxKzgLGrMkbMgdgSInYAhGPU5UwivtO1yVLBMozgBiqsUCsVDKzKpY4</text:p>
      <text:p text:style-name="P32">ddxJYnqpEiDicp26X015TGI1U2arKY5ZIJXK7mjZ4vyieSdg3suMMw2tkZwny5sPSPXfrfTavsaP</text:p>
      <text:p text:style-name="P32">rD1LV08pKX09Nd1RaMgnBjkBpGy0DdxQyMyxfpVSWDAHpGijMrYA52hQGGfAIBd2IAC4YgE42sTk</text:p>
      <text:p text:style-name="P32">5GDMAxtwo37VbLEBMck5I2uxLE7QEcngOxO1QMsymFdhEfCzLy5HFlB38jIB0iBe4/LTD3oPrv1L</text:p>
      <text:p text:style-name="P32">pD761nSLDTbUb+s+m/S2uRpGpyVQa5o+oCJWPxfslCV3CTcMgHV9a6taklnsUtA9xOdztX0erRj/</text:p>
      <text:p text:style-name="P32"><text:soft-page-break/>AEtEVhrUTUp1QoZWRalavCSqSFB2wwrmCJnCE4ILljtDHGeFYFQS3IBbEbE/Ep5wS1YHDDHCqC20</text:p>
      <text:p text:style-name="P32">nIQMAw2qNq5BUEkqAeDkjB8K1YW7x2A+HMxMTGxkAcz000xfKOQ+WHF9RvXZYJbhbsK1mWtTHdjq</text:p>
      <text:p text:style-name="P32">QwzNGZkqIzF0EprpDLOZHnkjrwLLYk7MWJcNhnEpKhiSXd2CsS2Mby5AbBLFmYbiWCfJd2el5XIM</text:p>
      <text:p text:style-name="P32">YZnKncZGCKxRcqG2qWQKcjKqCjf6XVctghVnMjhFJwU/UQAxY4bjJ+IGAUypBO0BRkHod7nUmJvr</text:p>
      <text:p text:style-name="P32">aNbe9tsTg/HKu+c7UYNtUb9qqC3k4XKq5G5QQ+1QTuGQdpmvMMfe0tuGfBO1QcDGFz8eeASByRyV</text:p>
      <text:p text:style-name="P32">2JiFLhdyl0DfFWAYq7qARgqSASCSu8q20/A4MIxG9lBVN3xBwQAiAEBwoDOFYbwAMsQcDOOgusiZ</text:p>
      <text:p text:style-name="P32">1MaQQfLY9dtcXQwY5/nhnpyR7V3cqGQfRKhSpGDu/uApUqCVGM4wcgZQ3w3YCJ/3AobIALNhW5A2</text:p>
      <text:p text:style-name="P32">nbkHC/a5HSpVkPbwN4BnTIBLAcHluQMrzjBJKsQckbifgfEnyYY2FRnLFiPA5Ufq25+gRjkZx0Fo</text:p>
      <text:p text:style-name="P32">gQZAt9NdenLngknYTaR1PL8o/jDTVlBMfyByyYXJORkjB2kE5XPGQ30NpzhlpzfoOSMEA4GfPHjg</text:p>
      <text:p text:style-name="P32">ucMWPj9hznpMryDjnHx8EAg7WRVPHA+Xgkqfv/UB0yV3+QUSI4UthxuCyKrPl03KsgVl2Ebo1cA4</text:p>
      <text:p text:style-name="P32">2g5HUKJPKwg8jIj8/wBcVZZk3m0D5DDrBIMhWBBQ4KthXyu0YKkZLA8lcEgH5Yxwdq2CCo4A8gEg</text:p>
      <text:p text:style-name="P32">c5JBxk/HJH0Qc+CeekyvOBtB5/bBOfj/ALjk8DnxwvHA+jtaYE8kk8YPPOR94znPjj6z5H6ijQX5</text:p>
      <text:p text:style-name="P32">THvfAWt68tztFjr1w3pN8V/MxxjG/HjjOMjz58Y5446zoSLAx+s/8sw/+xAx+2B4/fz1nVDUgkZZ</text:p>
      <text:p text:style-name="P32">vrI+fvl5SHOu8Tv4jO3Xp+XK/wAuoPSNrWdToaVpbxvf1G5VoUo7M0NWN7VyRKtaOS3O1epXjMzo</text:p>
      <text:p text:style-name="P32">ptWZIoI1YySyxxIX651L0N6i0jU9T0K5UMesaZdn06/RjVrEkFuoZ0njLxM0M2BXkZGhMsD10kmj</text:p>
      <text:p text:style-name="P32">kauN7fSex/hq9J6ou3SNd12o9aOGJFm0j0f6kkdo5JfzZpdP9L6Stp5JJNjST3JrGySMS3HxBEoG</text:p>
      <text:p text:style-name="P32">X/CpJHEYF9TenGjeV7E8tz0vrNC6nyQDSLNbRfVYpPWik7dpJ5IZbsdhY4zKEDwDnuH+2v2adFz9</text:p>
      <text:p text:style-name="P32">pVqRkf8Ae4HiJCwCQVo0qoJEiSGgzABOOrb7LdsLAHBK4ifw+IpdLhmZRe9jB8t/mmmh6h9JAvb+</text:p>
      <text:p text:style-name="P32">lmV2ALFuMEgjkL8lXhk55z12j0bUHO0QSMY3zGmMI5JVDsd8JGTgMQQnwVmZkIXr3ra/wt+tLM8h</text:p>
      <text:p text:style-name="P32">WH0lLG6vO2pnX9f0/wBzKzfm3rQ1SlrcwEjRO1qI7ZRZsWH9wsKxRxGdQ/Az8VbHpmr6Wp6Zq+s+</text:p>
      <text:p text:style-name="P32">mdC1Szq2jUdP9X+mbum6XqFymqaraOoaloPp+wPcXYIwNPytObeQ7i5Ukks6NL7U/Z12y/8AHuy1</text:p>
      <text:p text:style-name="P32">OUZe9atw1zls7cSlJUJExMmwEXwtU+zva6XPZfGkk3yKlX4QDbumcm8RFjc9MfOWajZqsHeFonRi</text:p>
      <text:p text:style-name="P32">0Zj2swI4Q/lO2Cp+Wc5VgBnjK6mpW4QGmq3a64XaZIJ0RlbaxVRIjsQd6sCd67SQxCnPXu/UvwJ9</text:p>
      <text:p text:style-name="P32">bJVkS36N16hZlNueR6Gg0PUAqzxhJKlWve0f17q9uzNfeu9Mw3NKhgqNLJIFVpPcRKF78FfVdCy8</text:p>
      <text:p text:style-name="P32"><text:soft-page-break/>b6N6ogpq0ccd/W/w+9bUIju2nfYSDQNSWqYncRSlppIUljlEM80CpPO7T7b7KrsBw3a3Y3FBgCvc</text:p>
      <text:p text:style-name="P32">9r8BmOkhQa5LbiwvphNuyOOS9XguPpZZkvwPEkWy/EwpkDWIJtOnPyCYSFdTg7F5+IBAAZWGMgng</text:p>
      <text:p text:style-name="P32">gEE70KrsAIYdSEjySoUZVX2YAQ5V2xuUklhhWHlVx4bGUf1tP+Hl3R6Rlj9U+kVgnOqwyVa+vJpV</text:p>
      <text:p text:style-name="P32">to6E1ZJhd0vVU0u7VjtmWCTTlv1oDqQEntlmkqWoYJnp/wDBf1Lq72pPS2g+lvUokRVdKuq+iPU8</text:p>
      <text:p text:style-name="P32">0YsXYEj215b92xDYFpII3lhrV5+04kJNG2hn1KZqVQClCtVB3oCnXWOYNOoZ/e18LGgqCGqKmxFV</text:p>
      <text:p text:style-name="P32">WpGY0IcAg6TNxoRjyD7QIruT8QEAAwcblBJBJXDhyQAkbK2G2uRE7DkhzgjGFJClVIVRvIDEYIXg</text:p>
      <text:p text:style-name="P32">Aq2WYE4w3B69kXf8PX4iVNYD6z+C/rB3o2nrW6EHo/1BSpySVbhrWKlwenqlGSOQWFepZMVqC0sp</text:p>
      <text:p text:style-name="P32">7KyRyADrR6i/CqLT6hr6v+F+p+h3f2xW9JU9a0bBRVVgUHqbU79Q+4MZkJao+4qXjwwPRGpvAJp8</text:p>
      <text:p text:style-name="P32">RS/zGrwvEIFIEgErTffYbmd8VCBjCVKL8slVT+s/THkWNJUfBVpAT5AUlcgEHYNxAAXcFLD4kcqC</text:p>
      <text:p text:style-name="P32">XYukhWNYeyoId5DMWfuS7xEqxujTGERRCNmh2RrNmaYSSyIsMcXqCv6A/CeTTpoTpvr3+rTRRipe</text:p>
      <text:p text:style-name="P32">HrL06dOgmB3TNY04/h49qxBIdwjiTV6rRAr+dKULtx6c/Bj0Hdkc+pPxA9UaDEIZSn9G/DfSPVMi</text:p>
      <text:p text:style-name="P32">yqSK8Lm9+IvpFTE6t+bZAV644jpzEZASqGQlekxH+9L/AP5qdP64nuXEyjWiIIIM/wC0sZ6Rp5jH</text:p>
      <text:p text:style-name="P32">naopdlBHbVlTcu5lG07e3J8yxYEncVUgMoOPjtyVULGs0hLLuQhNgwiurx8OBG27Kd1h8o1JMb9x</text:p>
      <text:p text:style-name="P32">grRvdH/wNaTV/baN620KvpImLV9Z9VaXrmiydvDGJ7ek+nK3raWvtESLIILV11Mqqu+OMyda/VX4</text:p>
      <text:p text:style-name="P32">K6/oE0UWmepfQ/rcTTFBa9M39fq1l7ZmijlnT1r6a9HzpFMiGaJhCDHHZhSwtewZIUt3TxYU3Igg</text:p>
      <text:p text:style-name="P32">JVouxmNVRyYPlrYaxivdtIsYJ5EfORbpithYhnlL1UFcGJXEW9ygdY0WVVcqsrLI6syK29kjxGZX</text:p>
      <text:p text:style-name="P32">ZDI3FdhHIFyq4UjeCN2Am7c2CVG+Q4wzMCQy5GMF91T8G/X/AKboJqOoUPTstR63uNujfiB+HvqO</text:p>
      <text:p text:style-name="P32">0kQiikZJdN0D1VqmpwyIJ4VWGaklgzixAF79SdIQ9T0X61sVGvRejfU09MOxa9H6c1l4A0VZZpEa</text:p>
      <text:p text:style-name="P32">1DUeEiKuYrZwWIhZJchTlqOlcRmpVBFz4GECx1iw8/mRr4JrMgDWbGek/mY8sREmUqGKqvbCRqNo</text:p>
      <text:p text:style-name="P32">jY4EjbiUiRXYZILOXkKBAHdFCrOSRgzYJ3HAyG3gbUVtp2nx+o7izjPAHO4iChgzBKO0wYK8bqUc</text:p>
      <text:p text:style-name="P32">NuZCrA5ZCGAz+kN8gTnKtNj7aMnIAdDtC4PITblgOSAw3cYAIyGAOSuxJsREbaXOuLKkQTc8tb+/</text:p>
      <text:p text:style-name="P32">4wy1JyFTldu/cSc8YUnnkDH/ADkYIwfiOmKKVWYEHOAVwSy8AuMjdnIO0MQecnG4gnpMikUnI3ZX</text:p>
      <text:p text:style-name="P32">b+s7voF3BAXgljgf/UFLk4ZmGOU7lIICsVJIBxgswy3Gc4YcL9KSAxbAHlIsLiRM66yTO/riwECB</text:p>
      <text:p text:style-name="P32">hqrzBlABGAHIBGSNz8BmODhcBs+SWOMEnpipy7UHPyIIPk+GGeOCTzgAYJ8ZPOU6tMAcqFxggA4I</text:p>
      <text:p text:style-name="P32">UOrZKrjJHy+JyTkgqFOcHas2QMYHy5yB+kjwSQeSQBnIC4I4wSYC6TFuQ3t+3S9rzibRvM4ba8hy</text:p>
      <text:p text:style-name="P32"><text:soft-page-break/>cnO4KcHGT44IB3AAHAIyzEn656O1bB4AJx5+iRtO4Nk5PJGcHBOBxnAKjWl3BSSQQOPAIA2/Jht/</text:p>
      <text:p text:style-name="P32">SRnIJIJ5JIUAn6shwFO3gqBuBwMYLZAO7bgc4UjK5GCCTDEjyFjMQTv8wdP2wtUU8r2MD6n87DnG</text:p>
      <text:p text:style-name="P32">GgScDhx9EYUYI4I+Rzwf3z/BI56zqEkxVQMjgf7ov/8AUJ/tkn+589Z0v3gnl0+XXr9R6rkNOm/N</text:p>
      <text:p text:style-name="P32">unT3PnPsWnoWlJKt2vLZmEThjAX041xW3ORKleKXSnEcQd5XRp41kMJMSysxeXcRpjVLNaTT4NOu</text:p>
      <text:p text:style-name="P32">pMXpahHT1eZbERYAJLBV1LU0LGM4aE1hMQsXZZh+YJkH9UtyzQmTR6jzTcO9QT6lMoKypJFK2q3b</text:p>
      <text:p text:style-name="P32">kg7UbNIjVTKkMKpZRZJlWXbPozxF4bDUgpZW9uui1JL8yqCYXeWQK0EMqqY9scyxQjdFYNgiPH5x</text:p>
      <text:p text:style-name="P32">XjBwgcHilDsv/aNAurgEAZal8l5k6ydCLn9Dnh2rZfwmhYlhVyspgT4QoLeTRImwmcc0lWalsi02</text:p>
      <text:p text:style-name="P32">ia8Uc00tnTZZYbhALvJnT7s1aRo17Lz9yWmDCcPASAzSMNKnUerHLWpWo60cfcFt9d0+oY3cFu/F</text:p>
      <text:p text:style-name="P32">s0+zZE+O6GhFdJbO8LU74kEaB9N06odRitRzT0dwru2ogvTeGR4lXNWOC7PXkgWKu3sqjvDbsfOS</text:p>
      <text:p text:style-name="P32">TsCSZyb/AKQluyJpbFdp2wstuylUyyLIq5ml1K7YlkjVFUlTFK8zur5UokrPg9o8ZTqSMqBpDfCS</text:p>
      <text:p text:style-name="P32">19RaFCEk8ug2w9w1BwLliBIBBIG0FhMG0coM9Dg6wrPBTt1qbadXgCpZsR2VBsB97ArX1mrpll3R</text:p>
      <text:p text:style-name="P32">JUjVIXggdlgWKw8asOj609OlsrJUBkPxZ2ejWgl7gRmSWdDqrIZXRXlSZqksaoWDK79gLBhovLNU</text:p>
      <text:p text:style-name="P32">ltSJqK05Y2n9w1+eu6bFhglWWnepJNDtXiaE2TsKyQuDlgwwaS8ECTT19PeSWVHgrqlZFMVhysjM</text:p>
      <text:p text:style-name="P32">Y2ht91YZFYiMuxSKOVMhS0/IcRUBbN+FnjLEEBQYki6qbbteIxrUlCiAX1mxDEkRfxBmnyAGkRif</text:p>
      <text:p text:style-name="P32">N6foPJUX2FsJIiRsJoqdlJCzRpEwgWmsbT53hJmNnvK0bhrDyO5H3/ws9B6vA1jV/S+haresrKzv</text:p>
      <text:p text:style-name="P32">rfpXQ9WlfvLI5sQQT6bLGWUrtFdFYRtM0lpjLLlHaI6sErNR7EMy1u9YrzzzxStWMkcSbIrQmrGS</text:p>
      <text:p text:style-name="P32">CKaQ14o43ZJRIYmmsjuuwaVLqMMELwTavA9qwstiOLVdMvRLLNGPze2Hrak8hbBkWKPaVeSOvF3H</text:p>
      <text:p text:style-name="P32">frNepxNE56HEpSIugVxSZrgwrKtoF/i11IucMKlN1AdGqQb5hIgwJYMbgf7SNo3xUelf4dPwvnsM</text:p>
      <text:p text:style-name="P32">ZvQOgRrI8ESxaPoo9MTiCRT+dZn0yppF2vG7BLDbe+GhCPPIJSJUb6/4W6dQsSFPU/4qadHa1COy</text:p>
      <text:p text:style-name="P32">1P03+Ln4ow0Lk0UlKRIwq+qJqk95Ep0JontVmrt7WoIZoBXhiNyaJSmZa8/uY3inZrCpWOnwQP2o</text:p>
      <text:p text:style-name="P32">oYXFldUrd9XZxPAFgtvWcblPYmyySZ569jsg2nksTREe3l0nVd3dzE0spsi/p9aeKEsHWfT6Uz0V</text:p>
      <text:p text:style-name="P32">muPX2b2MLdH7W/bHs2oF4T7Rdudn0yEn7p212mg1F+7p8Y9KYInLTEC9horX7J7G4hpr9l8FxQPh</text:p>
      <text:p text:style-name="P32">/E7P4V2udSfu4dRAMktrALThE1CP8QdZ9N2/Tmv/AIqeupPTtmCnBDpGoad+HfqG5XjS0ryWIb/q</text:p>
      <text:p text:style-name="P32">D0H6l1iEm1NNZ1G1DdfU7dexeN8TNqFlmDeifwt9H6ZabU5fSf4EesZbt7U72z8QPwW9D6lHMbMM</text:p>
      <text:p text:style-name="P32">scUFqD0rR/DhhRoS2Lk1OFHqWDI9U3rF+DT9NpQ31pWnafFbrtGa8cQcQKu5aWpSEmWWKSNbVKWZ</text:p>
      <text:p text:style-name="P32"><text:soft-page-break/>wpUurzvur1454SqWGdZi2n29PWVqaWrOmd2zaiq1nerPeN5Xlu3DDD727bvyWI1nnMderYetDFIU</text:p>
      <text:p text:style-name="P32">rRus561qH9Yf6kcHUUp9ru16qKFn7+1HtClCghgafFcPxReQoMswB8Wd1gDHP8b9mfsu4qqOweDS</text:p>
      <text:p text:style-name="P32">QGd+HSpwjDOY1oGnVDaEBRExkJaAfLmtf4avQWt6gNWk/Cj8DNZh94ktbSPSP/xi/D2CenEsgei6</text:p>
      <text:p text:style-name="P32">6T+MfqTSZ45mYpZkprQvV70ELQSCkLENytvWv+FL0XrdiudE/BSv6UoQWbT3B6W/Hr1ZLffTo1rD</text:p>
      <text:p text:style-name="P32">T6kVf8Qfwi9TVn1YK0vvdTbVItKvFmerpujKoqSe9IaNCCS+1rTq9hJEJFgRXpLbI5eKdW02ro7z</text:p>
      <text:p text:style-name="P32">wzGaYLM5lsxdjtyMmyeRnS5tBvT+sdHenOr+nn0/U29QaC+r1tdjlvJEZtLn0eKHStMGnatdnuTN</text:p>
      <text:p text:style-name="P32">qe+vapyV6cYgGn6hZkks9Fwv9dP6lvWqrxNfsOrSp8PU4gPxvYXYi06vdUjVyB+FZOIWpWChKIZU</text:p>
      <text:p text:style-name="P32">R6hVC1IOrHDP2O+zSmBw3aKgSQ9LtDiQIMSwSrxRQqkxDUZXV5tj5+69/g3/AA3n0h5vT+m/4h6f</text:p>
      <text:p text:style-name="P32">qCGOstuiYfwN9W6FVsmi01tF1eb8Rfw31OzA9mJ5KUk/prTHkqgRmIyrI0dHf/pSZpIo5dS/FKmk</text:p>
      <text:p text:style-name="P32">iWjPPP8Agdqms0671qKWQps+h/V3rFJVuWmNKmIiZyTHYt16ayLF19c9Eo+qYdb9Q2dXaCPQWBHp</text:p>
      <text:p text:style-name="P32">yhW0/UqdtYXnkwLuqxep3q1w0cMAmrQUqiS2o0naKpJXSKYrRir0aVevG1KpQqVRFSpXdQklsugj</text:p>
      <text:p text:style-name="P32">lMMU0+sGd0dYZEWRrdwrIytDHJJhi27S/r12+jZe0OxPsnxLgUMrcPw3bPCBu9TMwNSn2kF7ynKo</text:p>
      <text:p text:style-name="P32">wSiaJbN4yFANf+Q+y3zfd+P7VRQZHeVeEq5Yjwx91krF5L+EHxHwkj4cP+A2u6DdMcPrTQfTpksy</text:p>
      <text:p text:style-name="P32">Qx29f0f8TPQMM6RV+8lqez6l9B6JUgqWZsUEltWVKWlxbWvVAsmo9W/DWazqpnbUfQevWjNMDZr+</text:p>
      <text:p text:style-name="P32">rPSpWWRXaWRjU1G/TnZWZmZDJSxOWCqGYAD9E6Tx1Y5Jrd6qtljWA7Yhtn3HbZ40Mi74VV4kLplk</text:p>
      <text:p text:style-name="P32">Q9xO65jZlVd9Q+n/AExrUMr+pNJ0PWFdoXVtSqQraUS9vcxhnisyzdyugHt0WKaftdpt0yxou3R/</text:p>
      <text:p text:style-name="P32">rqkovF/ZRjJAepwHbnEUUFhZE4rg+JJOkFqgB0BE2C/9PQSe47WM2gV+BSoSTEw1OrQEeK5FyBYS</text:p>
      <text:p text:style-name="P32">Rj8/ms/gh6wpVzPc9DanFXhtvUezpGnQTVktRVzNNVM+ixyxGVK2J3jL7lgxIQqksyvb/D65ViIm</text:p>
      <text:p text:style-name="P32">0LVtNET/AClno6pGFJ253e6ITIQKcBVbGCoH1939R/BH8G7DO1j8OvRCe6gMySvo3p+tJDA8jRow</text:p>
      <text:p text:style-name="P32">sT6czVwT8Y3jRpWYtlIVG/pKsf4afwwg776Z6afTUmCRzR6R6p9XafWevK6GcXPba5o9eBLjxRzK</text:p>
      <text:p text:style-name="P32">iVpImdhMwiPtyd7h/wCs32crmOI7K7d4QiLCvwHGCbEx3h4ORuJgRuBpnVv6fdprBp8b2dXJuc1P</text:p>
      <text:p text:style-name="P32">iKERqDk7+CDrrrysPiPD6ZRFYGecyAZVjtSMFWGfgI87v1cNJySWY8YOyHQbkRKd+FkDDGCxPIYc</text:p>
      <text:p text:style-name="P32">4ADcnGSxGQXVcEkfZDV/8L/pm/cX2Ov+qqtiyWs3YJdbGpv3gVjkiaz6m0/WLF2OaOJ+5SFm3G0t</text:p>
      <text:p text:style-name="P32">QxzwtMkkgRNY/wAJ+hoXgoeotRqTSxSyFte0D0nqh3Ka7yyRNp+m6FaDxIUVC001bBndu0Fcp0HD</text:p>
      <text:p text:style-name="P32"><text:soft-page-break/>/wBSvslxAH/Xcfw7EZsvEdnoxAtMnheJ4jS+gM3ImMZlb7GdtUhbh+GqiYzUuKcD5VqVMgHqMfLp</text:p>
      <text:p text:style-name="P32">NM1BWVRHFIoDDKFIyVG5s4wG3AAAnLfFQozyei9apdj274WOAQWU7yMk/Jtpb9QwCT+oEFvIPX0E</text:p>
      <text:p text:style-name="P32">1X/ChqFmZpKFv07WzJIxr1dA12rWCw141m7U1r1pqNhlYxyW0MquGlkk2MKyJXRek/wr+rQJpK9v</text:p>
      <text:p text:style-name="P32">0jYEcckyx19Z17TpoyTHsTt3/T+oxuVBkTs+9aSV/kJ+AjPL9tPsxxEin27wisCIWtQ43h2MxA/E</text:p>
      <text:p text:style-name="P32">4ZVkknRj1jfL4j7NdsUrv2dXjY06lCsI65KpI31APpE+NBXsEDNaUnAHCj6GB5YnOBzk5B89Z16u</text:p>
      <text:p text:style-name="P32">u/4efW1a1PAuk6fsjfCbvWmjSMEIDIDI2mQmQhSAZO1EHI3LGikKM6n/AJj7Gn/zbs//AO9hy2i2</text:p>
      <text:p text:style-name="P32">/L0/wpf8E7T/APYcb/8AT/8A15+xe1l1bTTbSXR9Mj0VhKsa6lNVd4IM1+4lSrpsFa0YR3MI0thn</text:p>
      <text:p text:style-name="P32">Kh1YJuauW1m9VayyQQWbN+VpWsy1KEFWqXlauZDK1iWRmhrKjBoxQrFXklMhaMxQrP02lqVJqt2K</text:p>
      <text:p text:style-name="P32">rpcUuCpsVqsuo6gNokgPf7RtpWiZHjZY3SFNoSWJxI6Fynbku3YGtasNWjkkU2tPuCae2JUC7owb</text:p>
      <text:p text:style-name="P32">umWkrjOxqrTrNbVo5Y3evH25rHwPiqycQLtRLggeFFVBliTCBANIIsNTbH3ShRNIjKKmUjUuS0mB</text:p>
      <text:p text:style-name="P32">EsHMbiIPrrqpUNPjsS/0+5O80sf+csVdKKwWGGe+zzQxVoIxxHJ2+9ZgEZ/LRHZkZz02Uk+xnmW2</text:p>
      <text:p text:style-name="P32">IWYxRE1RHXmVewk7zI0tmH5rGvbEEs4yYnWDargRp+n1gCjUC1jsRqkMLaeKkoXcqtJuuSV1dow0</text:p>
      <text:p text:style-name="P32">cbsnbJjLgMR3Qfi06i/ck1Kjcr9wTTLJU9zGzS9qcQxX3qCSJq+94DMWiqSTR7QoCuB1y/EVrPBq</text:p>
      <text:p text:style-name="P32">BQSAQVaLiCoBBYXFiYGkiMaq00hcwUvAhsvim28QCbXi9yBAxOU06luW00deeWuO2EM1kJGJMouT</text:p>
      <text:p text:style-name="P32">BUkknhLdiR1sucyPhmV8MWCtJbttDZeaKxRWFqy40LSIon7heuzq7pBYdZxH25JljawoEcgRM5kD</text:p>
      <text:p text:style-name="P32">6Vo9CxN7hNIsVoew7w2gK8rCUIsUSyuewj5d0R4w1nYjrAsUhEcQtLSqUyV5mp6lIzsIGlad2gil</text:p>
      <text:p text:style-name="P32">eRzFT2wRSuth7BKJAIY02rGjLIso70+RUrVKaNlNaRALlJWJUkMPGoDDQCdBIFzgwp02Zb0idYLA</text:p>
      <text:p text:style-name="P32">OPhAKGAxM7yPM6YDUdFxVSKGvB7eKFkRAk9KNWEm9rNiwtFK0k0khRFaGPfJFhHaOQxmJg0/TL9r</text:p>
      <text:p text:style-name="P32">30GpNDJPNFAv/Tm76xn/ADEcRsC7GnYWBUNVYfdbolEUEbUyEzLq0RLNFFZgViERJ4hSoPWuRrIy</text:p>
      <text:p text:style-name="P32">yQxTR15p2mljf2gWs0E8LkuJxdgaN2CSqslqDtadUpmm000EraJqF2eq3ZeMwxSS19OkMXbAwI3R</text:p>
      <text:p text:style-name="P32">pdxgKsxlklAjswkHMHiQtEqYWIcGFkATMX1MEEnDARQQCIKgtmNTNGmaQTmJJHhAEG9wbGTTrJFS</text:p>
      <text:p text:style-name="P32">UV5bMEdFJEWI16d9ozKsyrGraXdn2pBMslmzmWQK5hCKs0lmrB2g0mCSYR0ZJLReONGndqs1Kw0D</text:p>
      <text:p text:style-name="P32">ymNVSKWxcrSLNOjGXtSyVEVe5AzrCgjPbNWF5ZHozRI35fcsywSR2EjR0lDppt5IJVZZJHSKSPZE</text:p>
      <text:p text:style-name="P32">0kaPO0MMZk6akLRQwWKkTLXszunt7cjB2jjnhU1445TJHFJTlw0EpqwlWTaqBUTqzUeFCMx4cTqH</text:p>
      <text:p text:style-name="P32">VrFgL51aoGKmIJRQQQCNYxVhXUEh3IkAAUgNVBJBAUSrSQCxVpIOhwSq+moqdqW1BTrLZLMZJ7em</text:p>
      <text:p text:style-name="P32"><text:soft-page-break/>ymMNLK01d31GWj7gsS0UJha3EY4ZFaAQR73U/Dolhyk9mu8oEKxXWraoLiM5ETyK8eoJrc0NYGJD</text:p>
      <text:p text:style-name="P32">Vqp/TxYC2I5Fey1oyR6UVS7I1dpLnbkkZnZrpcLEVkR5AO3OyL2onhjFIyyKe2EcoZAC+mQzx2ZJ</text:p>
      <text:p text:style-name="P32">KGq266QukaWJEWOZQ8kIjMkN19PlUBRZiQpTFhgBJ3OzIwsCSrwTGGp1qZSLqXMAEEGAaisCQPBK</text:p>
      <text:p text:style-name="P32">sREgC+Mfi6lUE56i94qg+OlVQENlUfiUXJUltJV20AS2OdSFS6aFlpdQxRrSrQo3u3DVZYJYJYW2</text:p>
      <text:p text:style-name="P32">1aVKaNa13tTRIsMscdswSoRthjGs6/XsU56utVJZrLpK1UDdNVEu8GKNxqs94ygxudrQwwuO0ZJo</text:p>
      <text:p text:style-name="P32">XriCHpztz6tGi2Jgur75N8jSaLIYoIyIjOwWkiSWCq7pYx2p5JJCiI7qXyr6kta1pTiwF09rUsNi</text:p>
      <text:p text:style-name="P32">ya60ql5a6z+8kEU1sxxVEjaE5lD3N0b2OzGWlwz3ddn8Q1Ig0PCmTI9ICLglSjZXViwAOUAzeZvj</text:p>
      <text:p text:style-name="P32">LoPSemqvw5ZUqDIaHEsSjF2JAz0abm4JbvEGa0wl8KtWlDXjkZHs1bVxolsPVDaduihif2taOaOS</text:p>
      <text:p text:style-name="P32">tRlheWzNcaSrXd5bLTmVFZVbqIy2EvStRuJMkMLNcrHu3bSgrG1SMRyV5q9pGl+UssVuEmVy8k8c</text:p>
      <text:p text:style-name="P32">KkdPrW9CkJs2q7xux+EZx2Gz240SCJQsizKSjYjlkRHHu5h2mfYPkqaXM4sV5GWN0AaK5WiiaITE</text:p>
      <text:p text:style-name="P32">JhpRPaWSGxmFUwd0gATbHuVijX7LohqlZBRCv4SucF5AGVgjM1TLAAsIBBEzY6tLi2DFKlHiKbEa</text:p>
      <text:p text:style-name="P32">tSV6RIKju86KV8IACTlN1EkiMCZYTJLRjnRtR70MzzSQ6YQtTtWBHFFqEKyRS7tssMjtXFyJTLAZ</text:p>
      <text:p text:style-name="P32">XjdkRYVrTa5kglkFeOuQ5UxrqEU6B1RJETsSIqjMKK6Tq81jZ2ZVnwygqsYhlsdmyIzMscjPRtTv</text:p>
      <text:p text:style-name="P32">DIiCQ9wwI1yCQyRyLKz1kxM2I5S6RcDb89k1xD3JkhtyCtCZXrgvFK5AklhsGuVSRJmHbCfAntoH</text:p>
      <text:p text:style-name="P32">HZyMcObBCwyhabKCQQw1bKQGVIEjQjeZwemXZgA4Cm6g5afgbxHKEXLIJgWMoskAyxBSIpuR6Wi2</text:p>
      <text:p text:style-name="P32">bCETbKkjVleORmnMbzRNX767q5eRZZXkJVmaWNJskDjot+EyW0lUJPGFleWnHYuQOir207skQmxE</text:p>
      <text:p text:style-name="P32">d4CSTTwP21DFAYpHNnRQ7QNDYZI5RI5mSpPGzLCJkUyTCxCsUgVpQbLJM1j8uR/1F5ZKrNp6NLFF</text:p>
      <text:p text:style-name="P32">pMsQQmSeK4WeWBt+2aR0rV5q8qowWNnnsxN3WCGMKrjSQIqqULSFGbxNmLTyJIPSAJAE3Fys4kAh</text:p>
      <text:p text:style-name="P32">XJOhUCdm8RgrpMG4gwTphE97PGzRyL/ULelvHaiFiYRp7hVE9iK1ScGeWCdQ8NuMIWCdto2G5HXX</text:p>
      <text:p text:style-name="P32">f1iLVZbdo6ZVpqJJZ52jQogJUiUwrs1D8qSaNnLRKtcOimMrB22WyLdaOeUTLp1IbzHDI4FclFbD</text:p>
      <text:p text:style-name="P32">MFhcB7EcS4UK0kjbV+QfYpVL12glew8507MIVJ78FNp9MkkEhRnSxJE0lSSNXG59snbV1VHKZhm6</text:p>
      <text:p text:style-name="P32">2OFr5x3ZpAS0q8B1Lxl1tEwQAV1BkgWwq9NZDixjKwDwQPCTpytMN9CMJ2oOLciWIzDJWjSJ3aGx</text:p>
      <text:p text:style-name="P32">dj2lFiFlGTfFCu8DaN0RhDpsjRwj5j2LKFYYzBak/QIjWni7apJudT2YDbiffMg3MzAgYiMSsTMD</text:p>
      <text:p text:style-name="P32">BrV7BDQh209WlAWWIzWqjhA8kbGVIo43V5ZO24WFZElO+EvCZJAxiqrX4tMhhlRgVr1hCtfftSe1</text:p>
      <text:p text:style-name="P32">7WaG1G7tuR4gLCCMd4b1MZOiBTgFllhaDTOogaklR6DQeWE3UGYkDUHMRMkTY36GY+eB9iepLNI+</text:p>
      <text:p text:style-name="P32"><text:soft-page-break/>K8u4j8yxX3zNgBcu9ip3W8fEtxt27Pht6zrdLXuCRxGlWRFYqHrtK8LFfixRpoDMRuBB7uHDZDKp</text:p>
      <text:p text:style-name="P32">BUZ1cViIAokxEHvGExlgxtMC38YX7hf86/IdOYnca4oKW3cpOZYTprb1dCpR7yGGMD81JrTSgHa6</text:p>
      <text:p text:style-name="P32">tMZVI3xssrL8VXTV1iK3LPLcj063DGtN5LWn6jHDUp0nmRgthNMgrRTyyieJY1M6qWZyiqygsKtW</text:p>
      <text:p text:style-name="P32">pKS+4rQrIjuqSWLckMtGd3srHNFHPHpUT6ca0W4hZ7N2xbLuGCR2+0SsWrQzpTqVxXFm1AbctypU</text:p>
      <text:p text:style-name="P32">quIyJBPNF3GmtCRwm4RQpU9rXRWjckwMer1aLZmKIlTMt3Q5BBALAeFWJi0gzmEEHGorgKtnAB+E</text:p>
      <text:p text:style-name="P32">+InSDYm1uvO2mJdPVqU9m5NNBNXq1gJJlEepQzM4Re29URS64zSSBCrLZZDHgQoJWClbHqRaSasM</text:p>
      <text:p text:style-name="P32">NvWZqkbD8uPULPdkgd1AdFitvXijlSN2Vi+1lZJO4isp2r9O3pkZhq1axsdpoWWvp5b8ovzHA9aG</text:p>
      <text:p text:style-name="P32">Om0ssfe3PG0bpuH/AE9XE4sI6xLSnlp1sPThiBmk/qFUO6SAlHZGso8s0hUxzliStc72eQBZN2Lx</text:p>
      <text:p text:style-name="P32">KAkqKToQbkv3mqi+WWBIN5g2tfBl1EPYxHhyibc1B3uNb4ZakVFqa1E16GzFIJuw1plEc87Ikc0M</text:p>
      <text:p text:style-name="P32">EESSOY442Dusd2vDZcuBISrOhR9EttUgNFNMvJYLOluO+k1GR67tHBXqVGmmpiHvLJH+ZXKx2USJ</text:p>
      <text:p text:style-name="P32">HWaMyuHh0WO1My268gjjvDuP2ISUxuASSSVqEElc2F2oYbMj752SGaBoVkV1l0uz70Vml0GWOqe9</text:p>
      <text:p text:style-name="P32">QXUtB1C3YQiD8x9ouxRV2gST4VJHWRKrSyySBoIrCZrUXRgEqU2n4i1GYiDpSUMdLg2toTAwYQbn</text:p>
      <text:p text:style-name="P32">MDOzGCZAkFwAOcxIvJGuIlPSrMgbTq+mXqsqQO2oXKaS9um11Xiik76ajYdEVYZIWR65iRXkLxCV</text:p>
      <text:p text:style-name="P32">46cjxp2lJpHZjga2zTSh2n9ujyjOP8w8dSgyVoUUPGsVaCKukhCrGija6gun66t6VoGqdo5rWPb6</text:p>
      <text:p text:style-name="P32">1foQ04+zHHHWNf28izRxzTSWLDSXZkdlkgDrYjfL7pP9Zd6XefSLEtGOw1WPTmjvSNXtDuhZ71mv</text:p>
      <text:p text:style-name="P32">WtmNHkE61q/ZgV7AYSyxNK0rVLh6hSo54oU1yg92pSrTq1M6eAo9ZTSGQuQXSVKhAgzFlipUKrAC</text:p>
      <text:p text:style-name="P32">EQ05wUITLbxhGVmzwIBggyWOWG2Q2TXkeq9uKxIxE8xlqyvGFRkYu851LT6yIHR1MReOZJZB24lg</text:p>
      <text:p text:style-name="P32">Vdkhdhf3OypZWzXhxZNL3FQ4UPsizd1Y75Np2WEmMCSujO0QhWJmRI75qSV5G0CqLZZUjvx2pJ0S</text:p>
      <text:p text:style-name="P32">Va4HagsMsKsoLxSPsmi3mOWVz3Cw6PR1LKJLTr+0eRIZdupu7hY5B7j20AQR2w+7cEkC/lrJsWUI</text:p>
      <text:p text:style-name="P32">whUq8JV7uULKJE5HQ7rDB0Fs1/Cpbrm1Gb97TO+YhZOWO9TxiaZlFfKpa1lGYwp2yhu9GOgURYNP</text:p>
      <text:p text:style-name="P32">o2AGZC1ivb0+iHeRJgYpLMFenKocJIgsSxTwiPYgXtLIZk2milHYsXLcgPZQx1q2oS6rHXiYzRzF</text:p>
      <text:p text:style-name="P32">KumafYkhewUaRYkkkiiWRVRMO0LaIk0qWRYJavqhIoWWGWzTS1RjUyAHZPVs3IDZr9l/gzRWyjsy</text:p>
      <text:p text:style-name="P32">xRdubdKxy6foMWCLbU7CMqUoNW0u3YWwxjMhklsyQxQRSAo8Rae0VVZT3pyzxI6bUWFdYWt4lSVZ</text:p>
      <text:p text:style-name="P32">K/xAKAwqU6pUgwMweiR8QbSTlVuKyVNeLys0ytCrWbLKFR4GdKYv444eVU5nKLquUa0ME8i1nstZ</text:p>
      <text:p text:style-name="P32">VnjexNQkrOIzsmjZZH0rTrJTdkNG874eIPEjjbKejxRWa1mW5aLkSqCtWW0AVdHCNY/pNTUbMoZ5</text:p>
      <text:p text:style-name="P32"><text:soft-page-break/>JVdGhaOWUKSqTxIweK9HTlDK40mBmjFsPJq8OnNKk8aJI8Mk9TUYpYlLQ5hStFIrMjOWiKORDULD</text:p>
      <text:p text:style-name="P32">2SNOsVJRPJuWKK3D7ghAuSpkjrMzGQq6WI4j+WGQEHaxfrU1ppL8QyqAGygoWpmADAq0WRgeRK+G</text:p>
      <text:p text:style-name="P32">5kEsAU+OSo9TxGm0IxrVO6psSCHMOuYJIEjMoURzGBMdCNVYwex1OGYCWuGRvdo0Zzulq2o4b4mL</text:p>
      <text:p text:style-name="P32">j9EUSGPYNpJyZBZihAlA0i4zmSczCvKqOspd1DQBo0jMgdlacSyF1PcVWD4DNN3Q7UkbJd31oWbv</text:p>
      <text:p text:style-name="P32">xtLdnPcm7jt2M1r+6VwI2klxAyK5ikMaGWECLd0lGhXuvcLR92NbDGvO05j2K/xkkSaTe0Tdl2YF</text:p>
      <text:p text:style-name="P32">t6mXHcKmfugYU6ysaisPCCtF0ZiQBmKVXAJuAWEggwAcpwzQ42ixBNcOXIBdGcmVAykmi6JVbQME</text:p>
      <text:p text:style-name="P32">UXUHKQWwqQRoJK7mO3VqgSPOmoSSEkQVxKGRI2cTv3BsQe5iV5F3K085hjYO1Z7VprlX3KwM+2rE</text:p>
      <text:p text:style-name="P32">wUiMERrJNVWRLMdUTRhWKpuXKZnhLS7hYEVjvmSrNXv2LBjIlaO9WhWPtohQ2xchkWKNo1HbzIkj</text:p>
      <text:p text:style-name="P32">sVxMO2A8BtOkheKStPcglDZrrMaVvDGBCI0sV9tfaYy0kIV02lQAsqtFFI391qFCgyZnNnDE1ApC</text:p>
      <text:p text:style-name="P32">Z1GYJcwRFxBidTh+lxoV37yEcoAqvUV0cROfwKXUGymoUEKpIAzAYBJYr4ijmjNcRQP7iVHtF8xj</text:p>
      <text:p text:style-name="P32">a+6RacQaJUG8yyzM+4KsSzLJ3F1C/pYM1ePU2mRIizP/AFFYXQzOJBCbLMoaN5e4pgeV5XVdkbp2</text:p>
      <text:p text:style-name="P32">8LOvVljEUNuptcTB688xlUPaimHfljWKz+aroxWSzBWkCLM3uXWOQr0I1KWjHUaDUZ5JO00aR+3l</text:p>
      <text:p text:style-name="P32">rTAYywhkZRNO5mWB8KruBGAkUUchYMsKBp+JUdWJN5WSTFjKmDrHhaRNwCThinkqeJWZlnRWDLqP</text:p>
      <text:p text:style-name="P32">GpU5mAJhhmUrJ5AHRMsTxgQzLFFWlILwSVpSZCS6OqIYoox3UX3MfcjJRWKzRMwQQ79ipZEuJXWC</text:p>
      <text:p text:style-name="P32">szCSeWusTokkMsizVu1Zld1cI8kUarEI9oYSERtAY08kkM80MFlzXfZ3qtui8bSSPLGkr1hMOxBK</text:p>
      <text:p text:style-name="P32">scibjU7ImjfOyGFt0ATUVjxVjkWw05IWaKGZq1LtK/aWSZ4mSpC0lc7SaknaisuiDcqzoW6FMF0p</text:p>
      <text:p text:style-name="P32">ksAxmQAHRpW3haIgaka3jDJDZQ2YGAYF4IIBPxoSDJMCRAIkmYxGkoe9kBp3LmGk7dOdJ27Ykror</text:p>
      <text:p text:style-name="P32">ZklnmnLxzySHeYYlhjaWU7Y9iBl27c1KKQ19U08zzFS4sUEqW3yAryJMq7bL2BNMFkgr+/2mPeZF</text:p>
      <text:p text:style-name="P32">kYbiNtK7GTdLVs71rqIq4dk7sKlDYSS7dkxJ7eOHuQrFYMPyZmjIhiPEzyDvsWEDTTCdvZ2vb2I5</text:p>
      <text:p text:style-name="P32">mVnUyLp9eCJhYRxJHI5HusMzuZIyE1hQZTmqEVUsqrlAIsPEGVpGknwkEzAnCDMHJyjKZk3nlaGB</text:p>
      <text:p text:style-name="P32">B2+Ei+9sCm1zSI2KNModSe4JF1BXEhOZA6Q1jEjiQsGjQsI2BQsxUsc66yLLI7PJqN5XbBYM/cbw</text:p>
      <text:p text:style-name="P32">ACXkd3bcMNkseDxgYAzoop0ABLcQDAkCvUgG1hCaC0R06YFkqG4NPpKSdtfF7jyx5dGjaY9xAzpq</text:p>
      <text:p text:style-name="P32">NoLuhiWSO/LAxJWSR44GLxggloWsDcvzcqkaIEK1dFcrbha/djaww9xizTeB2LKQZq0MTyzxqWEI</text:p>
      <text:p text:style-name="P32">i7sAjkWNBGqL3+hWnjTZj2ZL8HdcNCI5STIicMnurFcT1ynaKwQwRyNYefeZHQxvIWylJp8COFm1</text:p>
      <text:p text:style-name="P32">iNiDC02mtNSUBECrGs+mgALEC0AeeVWR2AVAXTdR6zB+7FSscpHhVSZAgSCSF0Eg72MHXDxAyqQF</text:p>
      <text:p text:style-name="P32">BgSSALnWYk302mTA2xK0P05HHaY6dZpLYVhOZZLM9KK3NJHGe7K8mrSVcYw0dthIrMqou+NYsWJS</text:p>
      <text:p text:style-name="P32"><text:soft-page-break/>jtSBaVp5kip14oHs2Zmntz13JDe39pdjD7liktOXirB90bxgSKQIukrQdY0s2zbnnjHbikkissqx</text:p>
      <text:p text:style-name="P32">ukghkFhLM1pu5tRJbgZUEZsgSwpHEGuKrNXj+J7chd5cLCKk0ZhmSFYhLBCVs7SHV3SSOLtiGaxI</text:p>
      <text:p text:style-name="P32">lohQk+Sq+aoKlQAqAzpDADQqc6mAZkBfKSJHlLLAGUDQXMGYv8Bg/TmcENE9PvchaWvPdrRBYY0H</text:p>
      <text:p text:style-name="P32">ZD2tkQPdjEze8tVtPaX8xXYBniJM1o2ZO5NZNGnq9asJNIkv92yOHaazHIA2+ERvJBrlBo4iJCwh</text:p>
      <text:p text:style-name="P32">JdYC9ogK5VCqafFNFXiWapFYksMDN76WQQjutLL35LU1qe0TtCkhRWZYvcRzhmaJoLI0lUtxmUST</text:p>
      <text:p text:style-name="P32">dtO9uQLSFWaaVwztA0FeATRJMzIpJKFUk3BiVZQvTdnBpP4Vy5BlgyMticxYmRqTtbXBahIoy6LF</text:p>
      <text:p text:style-name="P32">pzeMa2BWVBDG+lpMzY4F6fqmtzpIk9OezebdEr2TZkrE914TD7qV9UskrO7mMpLIp3BI5XWKOcNN</text:p>
      <text:p text:style-name="P32">XUtdjtmxqNJH7kdcCust27DCU3qqDuUqHYG6TvmWeNmiBKMqCPczBRKJLIjvCXRVlVlJzieZhOjP</text:p>
      <text:p text:style-name="P32">2JGYzFX3MqsrIJDGB20kViEVKaKLfckO4gbIkR3dj2lcSSytBEmSgYKkZYFhIcqXj6MiOO8RqKsX</text:p>
      <text:p text:style-name="P32">fvCSQZZssnKwIEkA3JAJkQb4wuK46kj5W4RTTCZMyq51CsACiAgQok+EggjNAkreuQR05q1tdOs2</text:p>
      <text:p text:style-name="P32">Kmo1x7e4s9QyrJHndBNJP3pq+4NCtoFIA7FMgFa4OhwqvPtQLvAPeiarYl2szxOIzPpsdfEUaoFY</text:p>
      <text:p text:style-name="P32">WZGLM8bg1o0mnZ7mnU5LMUccrMewsjQWHhkSBsOUslexIxs7tsBaN22FWcIrruGVtO06OVZHi062</text:p>
      <text:p text:style-name="P32">1eUrYqytWSzEshZleKS3JWtYA3bXEkdeHcIpJY2Yr0SpTpuJXgJbKWFKn4yGUXYhlVCJuCAAokZj</text:p>
      <text:p text:style-name="P32">OcZ9PjaaUKZfvXZVPxSM6SO7BFSoyK2VFQsSqVGhoSUUxIZYNU7OiGrPKP8ALRwtLRpzRtG6xrFA</text:p>
      <text:p text:style-name="P32">a2ktavzSSO8iTFxCjONiKiyduwR0iCdFDwvBptZZJCiz1GqwmKOH3J9tHqgnmXe7bDHZpSQVmNiN</text:p>
      <text:p text:style-name="P32">WEyhWdIvTlphHNBpTdhq0hsVsyFbbRuJBHXlrTWpJTHGjA/lyK6OymNlUMYdXQCjv/Uq9yikYVoD</text:p>
      <text:p text:style-name="P32">akhlsQVZZEch2lgqM7O4bcZI3EcZzL/2mgdTh/uQpsVZ6dWMrpSqopkkg5aCVKyVHUlmY1A6ED4S</text:p>
      <text:p text:style-name="P32">AYwanavC1FqrTqIFgZqRbh65NRmKuVpK0lywUnKrKFB8Wd2UaMWCqZh0bUjYlrxVxHFQknlSSVRH</text:p>
      <text:p text:style-name="P32">HXSqscVgTvGrCRGS2Usd2IjjIvVodRE8TPVevWqw2I7Olw6BqMMHdCFIXszi4UeSEjEvtpVjmVNi</text:p>
      <text:p text:style-name="P32">9tnjcnZNDrXFdk1FGgVO3ItaxUklSQ90bHnM9atFHuKojSTmUNuVUR4VD9hQu19PWoJLUFFYJIkr</text:p>
      <text:p text:style-name="P32">f1KOxX2mwomSapHkwyWGX8xUtOnDkmRJGJmlwtZ61Luq71VpFhVR6FNamUpCDOGWk+QkHIKQMiSy</text:p>
      <text:p text:style-name="P32">ABCrS4qijIy1aJdnytTNM0SqsgEpJbxgAFRRQMCc5qjRgcM+mDt04rNvSnRRIkWl+odQaNIlAaZ7</text:p>
      <text:p text:style-name="P32">lVooUWGOMhXZ47eRIMNF8GO25Zu9ke11PU7EQheMrZqiZZnc/GA7GkSSFY0Ud+Ve5tcIIk+TMMGn</text:p>
      <text:p text:style-name="P32">NSmdYqhgEyfmJBp0YUFWkaKMSgiVo15aLsywCIs7OXG6OTsNQlZxBZQ043QSBYGaCBTFIQqiOK9X</text:p>
      <text:p text:style-name="P32">aQukW/vTSSRtkSYZlK9MvwtSmWORawV1ep3602IKkTKJUWoCIusuIk5lggaAoIXFWmVrKCHYVStZ</text:p>
      <text:p text:style-name="P32"><text:soft-page-break/>iGHib8dKlQmzGFc2XMGGdQItTTrIlSwhL/lu9pGq04+/NMocq0liK0iCBR2u3E8MEmSQzLGeo2oi</text:p>
      <text:p text:style-name="P32">9Y7S2KVVSI/bF6ERjjJCErvNeSNMMkbwK5jcqjSpgghJjq2lMjdi400IqTRdqOrFCsgdAZC7xQ25</text:p>
      <text:p text:style-name="P32">kcOgRDHdRF3ZmUbIFeBfnryCMTVoIUIdSxu3JbVOJWJZEnuTabUUExxGaNYrRBRGiCdvusCvUYkh</text:p>
      <text:p text:style-name="P32">KdNKcSWprUKqSCQcjEuuyqQuUWvIEs0a1Y11d6QNhFRUIqU1jQqWoGQDoEKgALNlUrMsVWKGKrO+</text:p>
      <text:p text:style-name="P32">oup+DQU7NgIJFEbIbKtCMg4Vw4kbubgrsJCAFe9X9PtHNBZstW1CRI13zwMkvZDGRZUag25iSqs8</text:p>
      <text:p text:style-name="P32">aRqWVEEkcaMjlvMlBz26dvUUlZd5FmxJKyoyONs0NeawGLHdIndryrI7KobeOV3Uoqz2KETWY7Pz</text:p>
      <text:p text:style-name="P32">ZO5YrtFZUMqLFLDLvjJ5VmljeJh242Mg2y7XUy941NZcECRkdlgRpldSRIgzmW83E26HhXYtlzcT</text:p>
      <text:p text:style-name="P32">TJOc+E6jxXVqbIFOkFgxAGsQVaXTaBDV62r6U8yV8dqB6pcSOwheeRLs0llpJ2LQEyyRwbyd252Y</text:p>
      <text:p text:style-name="P32">gVL6Ztxs9sGO3tjXFSQNOWdiU2N7rUZou0VkcNtuqiRP24TtIijLanBHNLII71WwYJYiZbNXTdTv</text:p>
      <text:p text:style-name="P32">VzI8a7JUAgEMYESsiTRiRsdxjKwVYws0SWElqwO8iQ7ZJHpUtTSuUKu8AC6aI6rwgdxHhYST7CQ0</text:p>
      <text:p text:style-name="P32">c8MSo7tGk4E/eGJUqSr0WcRAvKiQIM2N+dzjXVqhCkkQVBzHKGOnhJ8Kkz4TYHc6QVdfTqe8SSzF</text:p>
      <text:p text:style-name="P32">qM0cKSQNVEgq14RZeuyrajMsdKZPfmM17M6RvFD3jUeAWpWXRYpLXlMrSWKzSGIIB+fDIIw7B0Ec</text:p>
      <text:p text:style-name="P32">rgMk0kxSdyy15HOQC4JYjJqKS2Vj1YuY4ZTNDFbrRSRqisZWjiv05B2oy6PG1e4JI60mQXdw/Sna</text:p>
      <text:p text:style-name="P32">uat3lg9xJDtmSRW3m9MjTMpbM89lj7fKYNaBJY2gkjVQfjnRSrWJCNVQwBF8hIgGChAYakSVOaTN</text:p>
      <text:p text:style-name="P32">xheoFuwUiRe0xYbjw7zYi31xqc+fy5qU6kKTLcrRGwXKgyLIzUHLBJN0aOWO+NUfjdgZ1NGo6lGA</text:p>
      <text:p text:style-name="P32">nav/ABAH+WqwiA8eYxHBYTafOVmcEkkbc7Vzot+dL5E8t+6voL74ULXPgqa8l/0//J5+yZ8qR3NP</text:p>
      <text:p text:style-name="P32">nRTZhmMTqGjsV6V6rPLIEdRHG1ezNUjJllZTJJvgeOBc+1jYkm9NrVLUhj06vI03McDR2qEUkUEr</text:p>
      <text:p text:style-name="P32">LHFA0sc0IkkEitYmks2osGRml7dZI+ynUIKsNuOxFYlqzhhJCm6a9G8yqu0JWmRjEhiMYRGMS10C</text:p>
      <text:p text:style-name="P32">QbY5orSl1067paWims22ktlnVYxQnmSPMTSKgls3Ili7T591tgkkkkCqW2ZXpWvTcH8LOLidSYUg</text:p>
      <text:p text:style-name="P32">kgIsRIBYhhAkWFsa6qpXxXtNtMxgQRMkgEx1PPD76chkoCGwhcPGoKPJvbecpix3KUk8sdaNWKHu</text:p>
      <text:p text:style-name="P32">PESxBiBViQ2Q3G1eaEGvQqhEXee0O88jYZtzNBp9lGmPaQCSSSV3iSMPtKKFCvqun14Y/wAqIO6t</text:p>
      <text:p text:style-name="P32">IhqtFBHJCoyIkQPIJDIypGEkjMKzPtldBGFDDDZ9O9yFaFzW0RkTeKkcCKWVlmgaRIXjkeFmZg6H</text:p>
      <text:p text:style-name="P32">ayuVklBK9qWUoNBapTqZ2MqypmGx+HOLR4hck6jbA1MOIYALYzZQDfcGN9PIanFrabWgvhq7XmsO</text:p>
      <text:p text:style-name="P32">qwiWAahqdysexKWYrBfv3a6x7pEIlljDFgoeNZt8cZmHSdcU2bEdqzdBIFaKJdPIQxhGGyRdBlJR</text:p>
      <text:p text:style-name="P32">TvwBhyEw9lmcEVzQ0DTLQZqmsyIro1i1VnrJRqHY4nHwX2mZJIkEjyw3opYnV2DtvzDZ+k6Vq1aM</text:p>
      <text:p text:style-name="P32">TabrSTRHaz0u/wBypGSsTxYLTW7DYrM1gJVmrgTPG7yzwpIhJR4UhjUbiKYIHw8RReQ1iIYo5BNl</text:p>
      <text:p text:style-name="P32"><text:soft-page-break/>zKJg7AzgleoFQZVQBiIkjKQCJMqykCRPIkxJlcNen3tcWVI7mm1Y45vmUrWHlsBFYNELie5RoJhh</text:p>
      <text:p text:style-name="P32">XdYo7ULuHhVkBErsUOtSI8ED6TcjV+ZLVarprpMVaVYwguFcTjCyygQtGVZVLTyYWROqDW4omW1B</text:p>
      <text:p text:style-name="P32">DqoiLhbTd2uskrSkxqVVo4hCikkMjBpkh3NErMyE5p0+qWZJYXqaXIxjlDmCa3FJBGrowkM0VTus</text:p>
      <text:p text:style-name="P32">pVpBuMtaNJC5VSHCjSpUcxDGhQJXwsVZoeYJIBZdRzCka7WweLoU2DMUQ2LOVeFTQWBZllQQYcA2</text:p>
      <text:p text:style-name="P32">WCSFAJNqtZNQjMcFtYmjFZ42r6hIsBeSMbUqaXNFGjROomWSUMFCSsjpXlm6eqlanFMO/qNFCkrV</text:p>
      <text:p text:style-name="P32">ZoNQuDTYZVgUArL/AFOtJbhtV51ZI0YntSCWJ5EkeHtr9a3mNEt6RYuqX/VU1SCL28m2Ha+bN7Tl</text:p>
      <text:p text:style-name="P32">OzIZikU7tBulZn3dkNOl2T74Whp9tYRFHNOlqKB5CwikVFhLE5UM4HzkTuk57Cxy7+tQdj1K1IHu</text:p>
      <text:p text:style-name="P32">1a0qn3qhlOVZKhA6kOZUDIy+LW5zJzHaNY5GWmlWmadN1I76my1WBUJeS6OQDqqHNlIMwynotN9O</text:p>
      <text:p text:style-name="P32">mSSZLFAyJHKqXYtahu05gqvE21Y5KcLxRbkr5j7TSRiRo4oj3HErStVtaXbkqy6pBJSkmrpF2bpt</text:p>
      <text:p text:style-name="P32">bxIK8cT1obkd2NZHYxxrtklQN3IdjswcSq0Fe7OyUEhrOEefsrpl+SVkdjGJnEMohCCUBEkeWNSz</text:p>
      <text:p text:style-name="P32">srGNShm7x6RPaTck9gWoTu7dunZjhmRpS/PuYbmyJI1EeXkjbcCgjjEuH8ew6a0I44VzwxUDuuKM</text:p>
      <text:p text:style-name="P32">0QwKkZKr0a4poCuURUYgkEOpGU8fVr0ai1aXFvVqIyU1NPiVZ+6MyjgslQIAwg5GNNc0gIoxKNp9</text:p>
      <text:p text:style-name="P32">VtrBJRsXZU+Fd+xoIk3lBJNXnpLZqyTSIXAkMcRIdZZ4JJ6UqyPkUUtEsINIvTGBlmECV6FSRD2r</text:p>
      <text:p text:style-name="P32">Eheua1YxuHiO07W7oUpKCJg+J1LTbETLWt6hWrlt8sMgmWYMO5GDDGsvYfs9yUygRiwgkJl3Eqsn</text:p>
      <text:p text:style-name="P32">UC36eiSwbK36uqxvVSJ4KsNaVajqNiS2J6VZ54ZsqjILE6hFkDxJGcLGtX7C4WijJSNOgtW9KiKT</text:p>
      <text:p text:style-name="P32">VPCxAZVqU2XukJOVXZ6JIQgDNmxmrV4YuaAqUlpBAERKfEMtRgZsyPTpJnBuqNTAYmCM2UiNUtKr</text:p>
      <text:p text:style-name="P32">2De0hLLsbM8dWKlaeIomGryvqBWFprHezBLJHCIsutg9zeEhT4b9qYo66RBBX7aKDA84aNkicSBO</text:p>
      <text:p text:style-name="P32">8ojRHcIMpDLM4dpXIaQnqw6+t6lCF3LUs3SyQF47U1e0ix2JX5M7agk4lixKkAMS5klaZY3kaNIE</text:p>
      <text:p text:style-name="P32">6rqE0c0ti3CyCRH7IeIQk4kDe5o1aUjrKWVmWaOaFGeQlviGXDrcB9yLJX4al3fhytQrVnOYgAla</text:p>
      <text:p text:style-name="P32">bQVJM3MRlYkCQDtcHxH3dWp1eEUqLCqOKrVAAob4OGSIDWVXqEFgDd/CGreaOhJqn5EFjsSqrSrM</text:p>
      <text:p text:style-name="P32">3fhmYxhW7HftRrHLE8RWSNYkCcmSQM7MJFmjpbyTdtpYRLHGJkgR0aCViAVUGGRHD7M4GFBD5U7y</text:p>
      <text:p text:style-name="P32">pZtRhdO3CPeipMCvd02zNKzMUVJRNWkoPJIzhi0jxWEliMZUHB3xjrGlUjNJUqahGsskaOs7f06z</text:p>
      <text:p text:style-name="P32">IrRnLhTLPMXRlCmQrBJsYuxlSTthM6vSpVAchq0soLIFdmyhckl3yuCL2kBp1Ghxu0uOVhSY1a9I</text:p>
      <text:p text:style-name="P32">CmApzNVlEdMzVmyOQVOgILSIErKlDuaPS3BSwVkRkhllMDQysVIdpRHUYQxyEb2MjZBDEmTlgqz0</text:p>
      <text:p text:style-name="P32">Jpy5hFK/GEeARrZqyxxySNmUBaiLJ8yxQSSDKxp2lUrJKOrM1D06lnM0tjT7c0MTlWBWF3LRht0/</text:p>
      <text:p text:style-name="P32"><text:soft-page-break/>aZj8wkaRkAu6Kio6qoVFW36flMcM8kOCCFjlqmVQgEhZleQzoxXfGrGEtJC6ptdG7SqQolEZctdi</text:p>
      <text:p text:style-name="P32">fDKsWQsxy2ViVYr4fDBBsCdIPT8B2jSZU/6pWYwv4qHKC3/pFmp1BKjMfCAPFESwCJLTlsSypNTF</text:p>
      <text:p text:style-name="P32">m3CFJtRVrFGKGZVkjaRbj1iJQ0XbjkSzZs13QV2WISoCoKTTYJG7aTwQvCBWk9xTmsWlZW3hpb9P</text:p>
      <text:p text:style-name="P32">Uq9OVF/NkQQFJYtzQtMV7kbsk9yeq1qG0IKSivI8F9qRWPcUb5tZNIQJvRQXd2ZVYPuDL8hHWuI5</text:p>
      <text:p text:style-name="P32">j7p6N2a1HCYHi1Et2xGe3HY9m0QauBKxAnjiX5yTxws8pjjk0qYypnGaQFjxSCDBDCQQQJ1YsdJv</text:p>
      <text:p text:style-name="P32">bHRI2iuEggZe7LQ1lzXaE2LFAFJg6mcypa0uKgsiPZs1S0DoluuFikkM8bxTqXFW0pi7KQqqWFnk</text:p>
      <text:p text:style-name="P32">UPMI9xJklVrdBYIliqTTWzO8kkMtmCvPHXhQzLJNNFC1SrLFH2UinklnEvbhYJA4CslkX4I6FeKN</text:p>
      <text:p text:style-name="P32">7TabN3i6NbgjswtJM6bI1tyRwJEQzsi7zCbCzL3mXLlgFxpZ1imnSy9ZnBMUkVW49CJnVROlcF4z</text:p>
      <text:p text:style-name="P32">X7UUmRVOf07+6pYtDvCITLMS5IYgSQVsBllTMgQTJEbjFXZSSViCFAgD5yGIYX/K9sV69+1Udq4j</text:p>
      <text:p text:style-name="P32">ryiI7RKlPRgsi+VcLILLpuBDds2J+2TsE0oUO2dNPstDQlX05Z23MxmCtWWQOxcMsArydpCrDam9</text:p>
      <text:p text:style-name="P32">iFxnngZ0OaZMxXEkGAwgTksLaXMYVyt/nT5eXv1PWPFkVWenOYbCwwTLV7EaXFaSWKCVmlI3SNY/</text:p>
      <text:p text:style-name="P32">MeSVnYGqrPJKZXLSu2Gf03K1JbMctmOd8RbJg8zQVHklaNwYRlZ5HeZzK0MFgIAJFc75FXRDfis9</text:p>
      <text:p text:style-name="P32">mgwrWDA8rz2D245mDsCFmEsEbkV3WQOxZcJsYFhGqsx1J9KpKsDU43Z4irJDNLXX3CFWkPchW1G0</text:p>
      <text:p text:style-name="P32">BDgQA9sSzHbhi+zrfVarJkqU3Z2IYxkGh+IHwmCLgEzBgjDjKqwRAHwhTJkW28URrMR6SMN+lSV5</text:p>
      <text:p text:style-name="P32">FeRobiRxJXNmaKmEh2TAKkbe2iaORvzYxKzHb+YDIiivIC7aLFVoyu1azRTOI7le92zXFaUxxkdi</text:p>
      <text:p text:style-name="P32">wIm2CYLYKRs8TyxRzOmYI5Co6clSSGtFXovFeeRVmNeZY1hQyCXOJzIJGauQWJECsqqSJA297Gqa</text:p>
      <text:p text:style-name="P32">NoplX3kcwsCJrUzCBpPMKuoU1Vg2vFEBIZZp1ibOTK43N15eGqCoGmpJBBUqrzZQxg2KnqfFNjbA</text:p>
      <text:p text:style-name="P32">WykRJABBEMRBGmkXBE7Abi2CtKXS5N9Brs0ldkllSt7Wx2mlZAGnSOvaeRdlhXlgVInihjSFXH/Z</text:p>
      <text:p text:style-name="P32">LOlD0/pswltQ6nNIZZEdytmSOSxJIvc2yNuLlGZpgMCHcJ1YI84jl67ad6d0DUY0lia3BUg2RpRs</text:p>
      <text:p text:style-name="P32">PGkklhQzCQV7MTkGENHCoLou2FlPcQqpM1/SNarC8cEFbtWJYorIghkjnjSFOyAZK8/wQAwxPFM0</text:p>
      <text:p text:style-name="P32">p7agiQ9tQuhQpKxIV61JgZaKFPIy+EG3huZEDMV0gXwKpxBEKWWBEFs2aSQQZIYGBBkQ28lhAM6d</text:p>
      <text:p text:style-name="P32">6fvO8apNUpwFIJoISJhtCmwjOqGzKrmdWCp+ZGIREMOm92LRU0bXojI5KTK6q1aDe8TKZJBP35cJ</text:p>
      <text:p text:style-name="P32">YSaOOJXSaKPsiVBErzxuhlInSfSlnsvB2zd09U7FauF7zyRxgk9ywWr2J60kSiTtPOQMyse6C/ds</text:p>
      <text:p text:style-name="P32">PTtLoVKkYm07XWljmLvBXsR+0bTI0AjrR100S+3ucxgQXrd+eGFIcms87TWJup7L7LSuGbvOBgiB</text:p>
      <text:p text:style-name="P32"><text:soft-page-break/>3/BAliSs5MgbxL4jmZxceFtzzPafaLqSq1KdYkgd1TynLq0sX4iixFocCYNoucc0ZtSqb1sVLZuB</text:p>
      <text:p text:style-name="P32">MxnTqUE87V/+7IknfetAm6RmiaQpJ8mjLwkkqGIaysC1YrGlWaLTGB1a9VhzLvnKK1iKrrV47t+E</text:p>
      <text:p text:style-name="P32">7UcwkWZllZo4JMIZ0yhfZBNU0nXA8bYglvRRWkqxupfE7abSiktzNO8abGSogjrTTHAjWIWPpqXa</text:p>
      <text:p text:style-name="P32">2mj/AKppdq7L3WmoSaZJYdVWJI4UsHv6RCk+BGzNJahpwrFJMbGIxXfpuH+z1aqgNLhOFhbmotfi</text:p>
      <text:p text:style-name="P32">KDTYEzVQ0mU2IOU5YkXkj512t2xQpOC1CjUOcKy067o2YqTm/wCnpcSqJTg2reAOSoMMlQqo9q0N</text:p>
      <text:p text:style-name="P32">fFenXafhFbQ7j5X4bBDXrGaVW3SFu65liVizqykEjTZ9NUqQjlpy6GZWj7MbVfUkeiSqYyxgqGat</text:p>
      <text:p text:style-name="P32">dsXoMmbuPDNXr7gZTYLu7AWDRbsxrLqNHXY0Y1hZtV6s0+iSlmihxVNVZpSxlKrCrWrMiMGkgjsr</text:p>
      <text:p text:style-name="P32">XLORhho9+aJdGp2obUgWK+1NYbdoBT2BO7aOLMTblkaKNrSukYBnasxEbatPsR6QTNQqh8g8HD8e</text:p>
      <text:p text:style-name="P32">HEgkhqqMtPvRche7zJAuWJg8jU7Zr8Ozd0lbupIeKqmnVH+UVVNGGphg2XvS7KQwVASVrhJF06Mj</text:p>
      <text:p text:style-name="P32">Ou1KUFpEs2Fk0bVoltTJFFBEly9UtZhZrMEiK0UViR50IjZREZBOtXbJ3qsrTp/TxVJ1Om0NqtPH</text:p>
      <text:p text:style-name="P32">IUXZ7GbSM2T3osQywyQwQrE1emsckE4tjUtO0czwaVLFTfULhFiGmBpKXr0M0bl59PpzaxZk1IRp</text:p>
      <text:p text:style-name="P32">C3eanTdQkZM83bVnjV9W9NaLCI6dSlLDPAk08em2NHtaZXSKyEWaRJU0tNLqRhahSwshFeExRzQy</text:p>
      <text:p text:style-name="P32">JWTqKvYnEUKqPTHF06iAlRWp0qvD5SpLtR7zhWWm4BlnWvJcEEaEH4HtfgqtejVekxqNJzJSVz3d</text:p>
      <text:p text:style-name="P32">iKtSqxaoFZrF6jqgSJlQQ1O0odTkg7T3tKhoxf8A7WvfhuSW/btIJNt/UNWtapFqDPO0or3VSN4F</text:p>
      <text:p text:style-name="P32">WahLJcNdn6kW7bMAlinQ9wIXeCTT9Y9ukczMkCtDVMUFVtgyzLHYGPkOxFjY79c9NWYMr7mzJNmK</text:p>
      <text:p text:style-name="P32">MVrVpJp+GIMcffvyxSBO8zCOAmSZFUrGrKSFPVNBr+0kxeaN3YwK9RKqK9ndsJGYN3dWym1fnPAW</text:p>
      <text:p text:style-name="P32">jMbxuiybuK7c4Gm1cVOKppnYAZhRVEdgEViH4U05zeHMsmZOcMZx1vCdocDxFSmQy5TUmmaYqhlz</text:p>
      <text:p text:style-name="P32">kEhnpGm1RXnLLllcDXKrYrq3ftV51mSa8iEHZueAM4DZEESLMUmChikgzHITj8uQB2UIl3vxzzXW</text:p>
      <text:p text:style-name="P32">ejIIy8MM7xwngDckrIDkoCNoSWVsuydzntMx3dBvQVmljs3QZUl3MJIO5JLGzgmM1kdY4dhZpIWI</text:p>
      <text:p text:style-name="P32">eNmMsMcSI0RSDXuBpXF3EwmmkmFmeKJXdoRs704ih2RfCRnlMZjjUgiLgt1yXFcPwxdu7pUmYkBj</text:p>
      <text:p text:style-name="P32">w4yDKIuZLjLOxWJLEWme94EcNWpMab0fAFU1Vswyt8JhTCG6kkkzIhSTjl6puPurpBMYyCLckaKl</text:p>
      <text:p text:style-name="P32">jCESATvFDHmQIRiOWGDdu24BMYgPeWjXihlS7XikZErw1oLxV5AN6BAthokVEWWVj2wojV5F4JUx</text:p>
      <text:p text:style-name="P32">b0UjRussMrJCoEaPBUmHdOxd8bPImAULCRZmUMuShB2grU95YHJ/KpLErJD31mlqu537oVp1bcyJ</text:p>
      <text:p text:style-name="P32">IAsqGQGvIrYjfHcRZcStw1FzKggKD4ZBJJK3UZFAIvJUDWYtjoaVBmQAuHUFcuVDYjmwdgxPh/ww</text:p>
      <text:p text:style-name="P32">tyLEAELOoUpLomjGpWL8RkjAjedFWFVgkZ7kU89eKWFo44nikmhmWJXIilQmUqr6lJait2HAnhmL</text:p>
      <text:p text:style-name="P32"><text:soft-page-break/>76HdrLdifvYjm7zKZ4DFFhpoPbOthQu1mlHwHTUIJ5YoLKR1mU7e2JtWMLbTIQqwJqEXbaCONWbM</text:p>
      <text:p text:style-name="P32">czI0hMkRwm1gGq6Z6hnNZ68s0NnsMqpWvb0jkx3rMZMMvxJaRQ0pCo5fChT21dZKCgIDUprmBUZy</text:p>
      <text:p text:style-name="P32">rQJ1XWBJMwBuNcNL4AQoJAAG8gDKAu0ADQX1nDZau1Ya6V47UUsD4safakMhhE8DfMwu/ZWIuO9G</text:p>
      <text:p text:style-name="P32">IYpA7NI5SFkb8qO2oV7dWOwNQqzSCYtNUSU0ZFCR9uWd1sS2ZI2maJpFVXdkSwtbdYXY7oc931LB</text:p>
      <text:p text:style-name="P32">WRJWgnrVTFHgrE8dXbFCkYjjhlaFO4qoliZlEss9qQy9x5Zg8GPXI66bpNGi1ezJ2oVeolilLviQ</text:p>
      <text:p text:style-name="P32">9oSlBN3EkCnftZnAcSrIJC+6U4J2BE97laFZAsstonOBEggt4pkWFyMAqVDAjwkjxCbTOsgDX/b0</text:p>
      <text:p text:style-name="P32">2w0WdV1NJ5VStp7Rq5ETvYmLvCOIZGKacE3SRbHOzeuWwskoxK+dLn9fRsFNFkiQAIkf9RrrtRAE</text:p>
      <text:p text:style-name="P32">TI7seSVUEt21LkliMt1nV/uVTelTB38Ysbcqsf2PO6hczGV9dgsbaSJ336TvHnzRNAq2e9Ymkhgh</text:p>
      <text:p text:style-name="P32">ERRZHiaU+47JEcSxQxzu6STrGEaWqDEpdhIrRlgw09Ju1nhIBtVTIXf21kpEsmVVcJOI4mKq2QYl</text:p>
      <text:p text:style-name="P32">YCLYYtgkVevDGk/jzoFSeSlq/rBPTSV40aCPWNC9UR2Lbxyb4CZBoBpVXsDYs227TiB3mRQW7kl1</text:p>
      <text:p text:style-name="P32">enPx+9NtGLGlestCusHCrFNqmg2JVhkgLiZoKOqy6o8ks0ixJGdPhmjiO2Ve/wB0dd5X7H4mkD4m</text:p>
      <text:p text:style-name="P32">RAQCeK4apw9P4QVh3CqSSIgNaOcDDtPj+FrS1OpRqeEAd1Xp1jeJkKxKm297ne49Q1NOaSa3ZzLX</text:p>
      <text:p text:style-name="P32">MUsiSOlmAp22UOhjsxKYJoZkRmAWTuP2mji7gTYrjoFNZZXlkmlii2ySWJvzpoZK6JJNKXiiEKTF</text:p>
      <text:p text:style-name="P32">EjZUQxvh5FaIFg5FI0PxmqSJpVuxQgSpNLGq27UdjSGn2Iss1iKaxUqI6zPOBDFVkuukixxHtNIk</text:p>
      <text:p text:style-name="P32">zWdpX4j6DPaiks1Y4K7kJWkpWDeJVDIxhVGWpJDslgdWdIwqxciSSSwkTe4bgnGYk0nIMA069FyI</text:p>
      <text:p text:style-name="P32">MQqZyzXuAVMDW8nAatSWGUMJgjMrqDIG8ZTrswOus3uDQBJE5SB5ZGMRilIlv1q4DpgoTp1szxxZ</text:p>
      <text:p text:style-name="P32">IeGWd6gTuETOsRkja3Y9KjrCrFMtZSjiwsdaGCFFWV4wpkhozV0WT5q+W7bLhjFJF3Aq1/o3qz0z</text:p>
      <text:p text:style-name="P32">er17KzFY3so0hsV7VmWBd4ZJJUO61HGVjijUrVWCRJo1CRbbBlsKj6r9K6hfkj0z1Fo9x4wkEUcc</text:p>
      <text:p text:style-name="P32">lO7AZImaNlDxsK0LwTIK5jtkBpoxB+ttp2eH4Ss5Wn3VTKAtyuawyyfCLkW0taBJnGfWrqhEETDF</text:p>
      <text:p text:style-name="P32">iMwMgqqDNeM2YktlNr2hjho02zAEWOSaQPZrWpA89ya0xlEm5qkcdhpsSqXMcMTL/lgIwXCoF6sb</text:p>
      <text:p text:style-name="P32">S4rlSmk8erGOOz7WZS5hnexA9fuSy2SIENMFzJGKsMVhZopEtGZJEMEK3BQo4gmezVSKGStI1mWa</text:p>
      <text:p text:style-name="P32">SCBHkZEVP+8W7jSyQrFtVz3GIX4Ssktv6F6UiKSmSbUJ6sdeSdYpn7EwNaCO+a0U0dd4GV68cldZ</text:p>
      <text:p text:style-name="P32">EjM5nIjLOS0a9r2T2OKizlXOwgB0CwGgQoVZNwb2ubEk24Pt/tPheHpgsSFJLOj0hUDohU5R3qsF</text:p>
      <text:p text:style-name="P32">YAhoYADUANBJLSNT1KBPazz0pTIUOZoCJ2nLLghd0IYlln2xGwHkye9CxXb091G1a8q1YJdLWJyJ</text:p>
      <text:p text:style-name="P32">JZpo7TRysECTVk7l3UYI5XnUJWjgCB1hMi112GQ7dH9MTxyxNW1a5I3bbcDVpNE1iWuZa7A4rpCJ</text:p>
      <text:p text:style-name="P32">FikCzSxENJJWMb9uXJsylptqlDAshjlavEe88yZVSwVpDGEjBcBR8pMl7Eh27K4RevoHZv2dmkmR</text:p>
      <text:p text:style-name="P32"><text:soft-page-break/>SikAM9JaLKwlS6KGQmBEHM3iggkzf4j2523wK1SeHThmqt4yCpWGIMOabUEUwVUKASPECVkAgHX0</text:p>
      <text:p text:style-name="P32">K1J89SraFqQgYdhCzzvXUosivAZqy1Y7diRK5do4aEbqiu7TDEcMmvpel2bEhn0mVjXVpO6bNdkf</text:p>
      <text:p text:style-name="P32">tyRlVEGnatYsMqujbVekyFFZVEbbkeUQbF2hUepYnTUHs3YNR0+gJNEgWkwkRdTeecTV5rIP5Eca</text:p>
      <text:p text:style-name="P32">BJp7NoxhmE1glo9Mt19gW/LtQwkCGnWirosJjLIIEcN+YO8saxAone3OkkkaM3VUOxuGVkYUQVFP</text:p>
      <text:p text:style-name="P32">IVf8QBgF/wAFQtTUEeIBEAm8Y4+rx9aJbiO7eoM1NabV6QVM+RsvdNCksjqVdc0jMykkNhckgVS0</text:p>
      <text:p text:style-name="P32">Kex0yOMKnauPfuwyllrosSx3hRWNnmMMMUldbncYbCkjN20TdYpxzwhb9qzXZgZyhWvHWTD/ACSv</text:p>
      <text:p text:style-name="P32">HJolF57ISvujSWSRlSYsKroVY262nVLaRyPCsk8TIVlvQmdxtRV4EhRkSRAGaNDEC5YzRLMZV6B6</text:p>
      <text:p text:style-name="P32">notdkl7leFHdxLC0d28bK4Iid1G11AUzRoFVOzEr/PapGEe0+w3qUieHFJFAZmXJSRXGVQquBQyr</text:p>
      <text:p text:style-name="P32">AzXQJJN51DPZva1KnXpE98HzL4x3bOraEipUJdwxMnOWIUZQAJDecZdB0mt7R6s1m0Za0dtZoNKq</text:p>
      <text:p text:style-name="P32">wxwMC0MteaOvUgaCSF2dZwHaTDO5xF3GVStVqK7qhazGszCGF68ciREtHlQ++Ixh68myYbxI6KVL</text:p>
      <text:p text:style-name="P32">yKCw6tfXNOSCZo/6PDYh7Dv7p46gm2SxvILA7tm/JgGOSsNsjGaTBaNiwQVpqEU1tDO9OyhjsWYG</text:p>
      <text:p text:style-name="P32">iTcsyQP2mR4lgmUF3ezbSSJ1WEPShczyR2QkPy3tHgTVBoVKXdBS1h3T0Tkj4Tnza6AB2IN2gRj7</text:p>
      <text:p text:style-name="P32">L2NxrcQFqNxFRqbBcrtUoK4zZmpllWAGtGVhTgx4VZgBXdui8ZSTdqMpVWkjm7VZEZV4KW0rBHaJ</text:p>
      <text:p text:style-name="P32">4Rv+LybHwSygtG1d2Kt1p2MRCwZjNZHgaBUgidY9tiNz+YU2kZSOIrxtUr8y43e8rsif1BY4Hijy</text:p>
      <text:p text:style-name="P32">IbscYMTwxT5jhL9qGXs2GIMvcSKZER4mZty1NKqdqc3LcLo0p7ViJJA57ibtgs1560Znki/NMtZ1</text:p>
      <text:p text:style-name="P32">f8xijwqUX5v2j2eVJKqFUNABpCpmBygywmQFmbSSYiMfWuzBURScyVC6qIKMoEjOoIQHKSYB8IVC</text:p>
      <text:p text:style-name="P32">WJFxhWs1L4WSeyarKsJJiHf78U8yshjSb3aRyJKcoxmiL7tkqhNipHAniuIzRLNC8UaoRLHYauqS</text:p>
      <text:p text:style-name="P32">OqsWkhnp3DDGO06bZJGAJJkLbHVp1kaVLLNG2pGFrEQnlhVKv58W/u12dVrN3SZZd8DEs0mYiDJH</text:p>
      <text:p text:style-name="P32">IgIG5AZYbS1ddsKsMUsqTQvEYBWj7bAyLHtjAj9wiHuMJ22ZJeEnrm63BhVLOoUKIBNFskKRlHgA</text:p>
      <text:p text:style-name="P32">PxWuDA1BsB01LMRlzEmxEZkEnIAAWJgi+WGuGvMzha1hZFnYaiZN8IDV55b2asCRxDfFHVC1oQth</text:p>
      <text:p text:style-name="P32">Yk+ddYHMgOdxaKOMabNiGBy81Wq7Qx7bVNZrEkytY2hZzVne1HXliZNsjRFZnhwWAEiKR1O5LZhS</text:p>
      <text:p text:style-name="P32">etrkOoiGuj3Y4bbRIyjvVlkaFWsKrM8sJKLGzv22Z+3kMys8s8zhwskwlhlrMi6ga6VWjKSrYiSr</text:p>
      <text:p text:style-name="P32">WWMdnLuxfuo6yTSIkb7dqo4ZHVGZae8ocwiCBOUkZRawMgxoJuVlN1UuIA8QIjaQCV+ZA531OIVL</text:p>
      <text:p text:style-name="P32">VtXo3VckSIy2A0WotJFFaQhRIEisXIZZ5I9qTRRqBseFXBOYyTtu9NOoxWqxOscdle1PHXxOa6yR</text:p>
      <text:p text:style-name="P32">WHMth9qwRy5ilUkvuHdNffhRbULhkmFqQK1Zkkfv2EmTbGDCy7GaOSFp5IhJOsZcliGZUUhnkQwy</text:p>
      <text:p text:style-name="P32"><text:soft-page-break/>x1u/XiilqCYNIFlijIj7rAv21u90M0MrwvHtUMrEFtpdiVeDpOe9VKQJAXUqSSZgEMBeYiLk6yJx</text:p>
      <text:p text:style-name="P32">QU3ICkttIgHSAZgHyBwAbVNSjYxmKBTH+WVeXTmdNnx7bF7IbMeNm3AC7dq/EDrOjP8AQ7Ev5gjk</text:p>
      <text:p text:style-name="P32">Af5AJLLtAPgAd3C4HBVfipyqkqAes6tHDrYrwwItBRZtAvf5+vXBRwFUwYa8HffL5czt6Xv5I1zQ</text:p>
      <text:p text:style-name="P32">9Fk9ZU60+lafZhmKGRLNSGYMHkCFSGTBXbwAR9ffXmT8UvwW/DG3b9dWH9I6VFPUZ560tWvHVeF2</text:p>
      <text:p text:style-name="P32">pVrB2NAqFVEjMQAeAT989Z1nX6j7GRG4QhkVgaxBDKCCBTWBBBx8a7L/APFONvutUxtIiD548F/j</text:p>
      <text:p text:style-name="P32">RQX8NYqVr0Pd1n07bZIJls6fr2tQyQyfJswot/sJyxx+ScDgY6pXSf8AFN+PWgahDqUP4h6rqVuq</text:p>
      <text:p text:style-name="P32">S8U2vwUNdk3Adkb5dTqWJnAiVYwGkO1QAm3A6zrOsftjs7s+rUqGpwHB1CUIJfhaDkgpJBLIZBNy</text:p>
      <text:p text:style-name="P32">DvhkcXxVPiFWnxPEU1znwpWqKtgkWVgLeWPTf4Z/48fx/wBQ1utFqmo+ntQjCissb6Xc0+BE7G9W</text:p>
      <text:p text:style-name="P32">jq6LqumVI5FkjWbckCiScvPMJZZJHb6p/gN+N3r313FpcOtW6O2vXezEYqQtFJ0eFmlRdYl1WONp</text:p>
      <text:p text:style-name="P32">e7IsvajQMrFVCgLjOs6+D/aJm4Ku68GzcIuYLl4YmgMuR/DFLIIsLaWGPpHZP43Dg1vxTBvV/EPw</text:p>
      <text:p text:style-name="P32">zq07knzx6H0b8ZPVun+sLuiV4tKiqS34ZlevBe0+aKdjoS99Rpeo0a0sga/NKRar2I5JQrzJJumE</text:p>
      <text:p text:style-name="P32">30G9Bes9c1b0/S1mzLENSoUHancWN5LkKyuA8X9QtSWdRliYy7mSe5LvKKshdGlSTOs67D7Ocbxh</text:p>
      <text:p text:style-name="P32">HBKeL4kq3cMymvVKswpqwJBeCQwDAkSGAOonHNfaHh6FSn46NJ4YKM9NGhWIVgJU2ZWZWGhUkGQS</text:p>
      <text:p text:style-name="P32">MWx6X9ceqPS3qixpUWqPq9HW9Zojs6zXqyf0pY9Tk06aPSpNPg02SKG5AUeeG412KOeMS0kqGSwJ</text:p>
      <text:p text:style-name="P32">vZtaQzVoJXADTQxyOFyBudAzYySQMnjkkD76zrOv0b9m2ZuzKZZix7yqJYkmO8a0mTsPlj8zf1E4</text:p>
      <text:p text:style-name="P32">ehQ7UpmjQo0S9OmXNKmlMufu3DmXKKCxkm5k3ON+BjGBjkYwMYPkY8c/fXPWdZ1v4+eY67EyW2ru</text:p>
      <text:p text:style-name="P32">IwW2jJAJIBOMkAknHjJP79DtSqQzpE7hwyTRIGR2jOyaxX7qEqQSkgjTeudrbRuBwMZ1nS3FgHh6</text:p>
      <text:p text:style-name="P32">kgH4db/41wbhyRWQgkEEwQYOh3GK39QUqkUUipBGVWrKEEqiwVWGCOVVDWe8zAyWJHJcsdxDAg5J</text:p>
      <text:p text:style-name="P32">ob1TI9LNeJgYlqVjt7cUQLFbkYZhWSAEqiAYxtdsySrJLhxnWdfPeMAYVwwkAVYBuBBAETyAAHIW</text:p>
      <text:p text:style-name="P32">x9j+xZNRaRclzKGXOYzCXkyZ64q7U5HpQ6hJExYwCCZVkAKu1lZWkD7Qp2h4kdQpQl8ly+eq41rW</text:p>
      <text:p text:style-name="P32">LTapdrMsJjqrTeMkSF8WUYzIx7uNjlt2FClWAZWVsk51nXz3tilTFHMKaBsxOYIoM905mYnUA+YB</text:p>
      <text:p text:style-name="P32">x947JA7+nYXpqTYXJNEEnqQSDzBI3xT+sajcqz6l2piB/k0AIXAEtatI5BUK2S7uRkkKXYqAdpC7</text:p>
      <text:p text:style-name="P32">Z0mjDqQqPBHZjqK0CtajikklDabpMhlsssaCefdalJlddzEh33SbnbOs64viLdl1iLGeFuLG4qTf</text:p>
      <text:p text:style-name="P32">rvzx2OvHKDp3NUx1DUQD5gWwl37Qpaas1eCKJp0dpVjkuRI5VK843LDaj3jcApVyyFRyu4lizzaP</text:p>
      <text:p text:style-name="P32"><text:soft-page-break/>SW7aor7oQrPhW99c7gBr2n27u/hlDQowDqwyW+mI6zrOsTjCVSmVJBKsSQSJP4FzG9zfqeeDKAS0</text:p>
      <text:p text:style-name="P32">gHwzcDWTfz64g1YXF6hELNphZliruZZfclI3kSH8pbSzRKVTGzMbKhAKqAAOpEEduSCScapfj/MS</text:p>
      <text:p text:style-name="P32">sYofZRRGILMAAFph49vt4yoidFUjhQAoXOs6YUA1jIBsuoB3wSlZQRY8xY6DCiuv6sgZffWmw8g3</text:p>
      <text:p text:style-name="P32">NbuAk9xskhbCqCf2VVUeAAOOs6zrOtcUaMD8KnoP8C9OnQfLBZPM/M4//9k=</text:p>
      <text:p text:style-name="P32">;</text:p>
      <text:p text:style-name="P1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Droid Sans Mono', monospace, monospace, 'Droid Sans Fallback', Cousine," svg:font-family="''Droid Sans Mono', monospace, monospace, 'Droid Sans Fallback', Cousine,', ', 'Droid Sans Mono',', ', monospace,', monospace, ', 'Droid Sans Fallback', 'font-weight: normal', 'font-size: 12px', 'line-height: 16px', 'white-space: pre'"/>
    <style:font-face style:name="Lohit Devanagari1" svg:font-family="'Lohit Devanagari'"/>
    <style:font-face style:name="Times New Roman" svg:font-family="'Times New Roman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5" style:display-name="ListLabel 5" style:family="text">
      <style:text-properties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5:42:42.122493602</meta:creation-date>
    <dc:date>2020-06-01T17:25:09.775271180</dc:date>
    <meta:editing-duration>PT8H1S</meta:editing-duration>
    <meta:editing-cycles>10</meta:editing-cycles>
    <meta:generator>LibreOffice/6.0.7.3$Linux_X86_64 LibreOffice_project/00m0$Build-3</meta:generator>
    <meta:document-statistic meta:table-count="6" meta:image-count="0" meta:object-count="0" meta:page-count="29" meta:paragraph-count="708" meta:word-count="808" meta:character-count="47941" meta:non-whitespace-character-count="47830"/>
  </office:meta>
</office:document-meta>
</file>